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89.68mm"/>
    </style:style>
    <style:style style:name="co8" style:family="table-column">
      <style:table-column-properties fo:break-before="auto" style:column-width="62.18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58.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 draw:notify-on-update-of-ranges="mac_times_externally_calced.A1:mac_times_externally_calced.B1048576 mac_times_externally_calced.C128:mac_times_externally_calced.S128 mac_times_externally_calced.A129:mac_times_externally_calced.A129 mac_times_externally_calced.B49:mac_times_externally_calced.S49 mac_times_externally_calced.A130:mac_times_externally_calced.A130 mac_times_externally_calced.B50:mac_times_externally_calced.S50 mac_times_externally_calced.A135:mac_times_externally_calced.A135 mac_times_externally_calced.B55:mac_times_externally_calced.S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56.167" calcext:value-type="float">
            <text:p>756,167</text:p>
          </table:table-cell>
          <table:table-cell office:value-type="float" office:value="0" calcext:value-type="float">
            <text:p>0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286.112" calcext:value-type="float">
            <text:p>286,11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5"/>
        </table:table-row>
        <table:table-row table:style-name="ro3" table:number-rows-repeated="2">
          <table:table-cell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101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G3]+[.D3])/[.B3]" office:value-type="float" office:value="1033.51610108303" calcext:value-type="float">
            <text:p>1033,516101083</text:p>
          </table:table-cell>
          <table:table-cell table:formula="of:=([.H3]+[.D3])/[.B3]" office:value-type="float" office:value="828.729097472924" calcext:value-type="float">
            <text:p>828,7290974729</text:p>
          </table:table-cell>
          <table:table-cell table:formula="of:=([.I3]+[.D3])/[.B3]" office:value-type="float" office:value="353.04678700361" calcext:value-type="float">
            <text:p>353,0467870036</text:p>
          </table:table-cell>
          <table:table-cell table:formula="of:=([.J3]+[.D3])/[.B3]" office:value-type="float" office:value="354.671335740072" calcext:value-type="float">
            <text:p>354,6713357401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L3]+[.D3])/[.B3]" office:value-type="float" office:value="148.620794223827" calcext:value-type="float">
            <text:p>148,6207942238</text:p>
          </table:table-cell>
          <table:table-cell table:formula="of:=([.M3]+[.D3])/[.B3]" office:value-type="float" office:value="217.848231046931" calcext:value-type="float">
            <text:p>217,8482310469</text:p>
          </table:table-cell>
          <table:table-cell table:formula="of:=([.N3]+[.D3])/[.B3]" office:value-type="float" office:value="1067.40707581227" calcext:value-type="float">
            <text:p>1067,4070758123</text:p>
          </table:table-cell>
          <table:table-cell table:formula="of:=([.O3]+[.D3])/[.B3]" office:value-type="float" office:value="1067.39407942238" calcext:value-type="float">
            <text:p>1067,3940794224</text:p>
          </table:table-cell>
          <table:table-cell table:formula="of:=([.P3]+[.D3])/[.B3]" office:value-type="float" office:value="1067.38974729242" calcext:value-type="float">
            <text:p>1067,3897472924</text:p>
          </table:table-cell>
          <table:table-cell table:formula="of:=([.Q3]+[.D3])/[.B3]" office:value-type="float" office:value="1067.38036101083" calcext:value-type="float">
            <text:p>1067,3803610108</text:p>
          </table:table-cell>
          <table:table-cell table:formula="of:=([.R3]+[.D3])/[.B3]" office:value-type="float" office:value="1067.37819494585" calcext:value-type="float">
            <text:p>1067,3781949459</text:p>
          </table:table-cell>
          <table:table-cell table:formula="of:=([.S3]+[.D3])/[.B3]" office:value-type="float" office:value="1022.8597833935" calcext:value-type="float">
            <text:p>1022,85978339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G4]+[.D4])/[.B4]" office:value-type="float" office:value="88.3365342960289" calcext:value-type="float">
            <text:p>88,336534296</text:p>
          </table:table-cell>
          <table:table-cell table:formula="of:=([.H4]+[.D4])/[.B4]" office:value-type="float" office:value="7.88382671480144" calcext:value-type="float">
            <text:p>7,8838267148</text:p>
          </table:table-cell>
          <table:table-cell table:formula="of:=([.I4]+[.D4])/[.B4]" office:value-type="float" office:value="7.88093862815885" calcext:value-type="float">
            <text:p>7,8809386282</text:p>
          </table:table-cell>
          <table:table-cell table:formula="of:=([.J4]+[.D4])/[.B4]" office:value-type="float" office:value="7.86794223826715" calcext:value-type="float">
            <text:p>7,8679422383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239.61523465704" calcext:value-type="float">
            <text:p>239,615234657</text:p>
          </table:table-cell>
          <table:table-cell table:formula="of:=([.O4]+[.D4])/[.B4]" office:value-type="float" office:value="239.602238267148" calcext:value-type="float">
            <text:p>239,6022382671</text:p>
          </table:table-cell>
          <table:table-cell table:formula="of:=([.P4]+[.D4])/[.B4]" office:value-type="float" office:value="239.595740072202" calcext:value-type="float">
            <text:p>239,5957400722</text:p>
          </table:table-cell>
          <table:table-cell table:formula="of:=([.Q4]+[.D4])/[.B4]" office:value-type="float" office:value="151.578411552347" calcext:value-type="float">
            <text:p>151,5784115523</text:p>
          </table:table-cell>
          <table:table-cell table:formula="of:=([.R4]+[.D4])/[.B4]" office:value-type="float" office:value="163.324981949458" calcext:value-type="float">
            <text:p>163,3249819495</text:p>
          </table:table-cell>
          <table:table-cell table:formula="of:=([.S4]+[.D4])/[.B4]" office:value-type="float" office:value="210.940144404332" calcext:value-type="float">
            <text:p>210,94014440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57.1112635379061" calcext:value-type="float">
            <text:p>57,1112635379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G5]+[.D5])/[.B5]" office:value-type="float" office:value="7.84945848375451" calcext:value-type="float">
            <text:p>7,8494584838</text:p>
          </table:table-cell>
          <table:table-cell table:formula="of:=([.H5]+[.D5])/[.B5]" office:value-type="float" office:value="7.83285198555957" calcext:value-type="float">
            <text:p>7,8328519856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068592057762" calcext:value-type="float">
            <text:p>7,8306859206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L5]+[.D5])/[.B5]" office:value-type="float" office:value="7.83357400722022" calcext:value-type="float">
            <text:p>7,8335740072</text:p>
          </table:table-cell>
          <table:table-cell table:formula="of:=([.M5]+[.D5])/[.B5]" office:value-type="float" office:value="7.83068592057762" calcext:value-type="float">
            <text:p>7,8306859206</text:p>
          </table:table-cell>
          <table:table-cell table:formula="of:=([.N5]+[.D5])/[.B5]" office:value-type="float" office:value="191.495667870036" calcext:value-type="float">
            <text:p>191,49566787</text:p>
          </table:table-cell>
          <table:table-cell table:formula="of:=([.O5]+[.D5])/[.B5]" office:value-type="float" office:value="191.482671480144" calcext:value-type="float">
            <text:p>191,4826714801</text:p>
          </table:table-cell>
          <table:table-cell table:formula="of:=([.P5]+[.D5])/[.B5]" office:value-type="float" office:value="169.217689530686" calcext:value-type="float">
            <text:p>169,2176895307</text:p>
          </table:table-cell>
          <table:table-cell table:formula="of:=([.Q5]+[.D5])/[.B5]" office:value-type="float" office:value="191.4559566787" calcext:value-type="float">
            <text:p>191,4559566787</text:p>
          </table:table-cell>
          <table:table-cell table:formula="of:=([.R5]+[.D5])/[.B5]" office:value-type="float" office:value="79.0848375451264" calcext:value-type="float">
            <text:p>79,0848375451</text:p>
          </table:table-cell>
          <table:table-cell table:formula="of:=([.S5]+[.D5])/[.B5]" office:value-type="float" office:value="72.4148014440433" calcext:value-type="float">
            <text:p>72,4148014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37.0253429602888" calcext:value-type="float">
            <text:p>37,0253429603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G6]+[.D6])/[.B6]" office:value-type="float" office:value="7.74101083032491" calcext:value-type="float">
            <text:p>7,7410108303</text:p>
          </table:table-cell>
          <table:table-cell table:formula="of:=([.H6]+[.D6])/[.B6]" office:value-type="float" office:value="7.73812274368231" calcext:value-type="float">
            <text:p>7,7381227437</text:p>
          </table:table-cell>
          <table:table-cell table:formula="of:=([.I6]+[.D6])/[.B6]" office:value-type="float" office:value="7.74101083032491" calcext:value-type="float">
            <text:p>7,7410108303</text:p>
          </table:table-cell>
          <table:table-cell table:formula="of:=([.J6]+[.D6])/[.B6]" office:value-type="float" office:value="7.73812274368231" calcext:value-type="float">
            <text:p>7,7381227437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137.595884476534" calcext:value-type="float">
            <text:p>137,5958844765</text:p>
          </table:table-cell>
          <table:table-cell table:formula="of:=([.O6]+[.D6])/[.B6]" office:value-type="float" office:value="98.2940794223827" calcext:value-type="float">
            <text:p>98,2940794224</text:p>
          </table:table-cell>
          <table:table-cell table:formula="of:=([.P6]+[.D6])/[.B6]" office:value-type="float" office:value="98.2890252707581" calcext:value-type="float">
            <text:p>98,2890252708</text:p>
          </table:table-cell>
          <table:table-cell table:formula="of:=([.Q6]+[.D6])/[.B6]" office:value-type="float" office:value="7.7727797833935" calcext:value-type="float">
            <text:p>7,7727797834</text:p>
          </table:table-cell>
          <table:table-cell table:formula="of:=([.R6]+[.D6])/[.B6]" office:value-type="float" office:value="7.7626714801444" calcext:value-type="float">
            <text:p>7,7626714801</text:p>
          </table:table-cell>
          <table:table-cell table:formula="of:=([.S6]+[.D6])/[.B6]" office:value-type="float" office:value="7.7771119133574" calcext:value-type="float">
            <text:p>7,777111913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36.796678700361" calcext:value-type="float">
            <text:p>36,7966787004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G7]+[.D7])/[.B7]" office:value-type="float" office:value="8.0315523465704" calcext:value-type="float">
            <text:p>8,0315523466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144.183898916968" calcext:value-type="float">
            <text:p>144,183898917</text:p>
          </table:table-cell>
          <table:table-cell table:formula="of:=([.O7]+[.D7])/[.B7]" office:value-type="float" office:value="104.881371841155" calcext:value-type="float">
            <text:p>104,8813718412</text:p>
          </table:table-cell>
          <table:table-cell table:formula="of:=([.P7]+[.D7])/[.B7]" office:value-type="float" office:value="104.874151624549" calcext:value-type="float">
            <text:p>104,8741516245</text:p>
          </table:table-cell>
          <table:table-cell table:formula="of:=([.Q7]+[.D7])/[.B7]" office:value-type="float" office:value="8.06620938628159" calcext:value-type="float">
            <text:p>8,0662093863</text:p>
          </table:table-cell>
          <table:table-cell table:formula="of:=([.R7]+[.D7])/[.B7]" office:value-type="float" office:value="8.04527075812274" calcext:value-type="float">
            <text:p>8,0452707581</text:p>
          </table:table-cell>
          <table:table-cell table:formula="of:=([.S7]+[.D7])/[.B7]" office:value-type="float" office:value="8.034440433213" calcext:value-type="float">
            <text:p>8,034440433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36.0575451263538" calcext:value-type="float">
            <text:p>36,0575451264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G8]+[.D8])/[.B8]" office:value-type="float" office:value="7.70685920577617" calcext:value-type="float">
            <text:p>7,7068592058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143.861371841155" calcext:value-type="float">
            <text:p>143,8613718412</text:p>
          </table:table-cell>
          <table:table-cell table:formula="of:=([.O8]+[.D8])/[.B8]" office:value-type="float" office:value="104.559566787004" calcext:value-type="float">
            <text:p>104,559566787</text:p>
          </table:table-cell>
          <table:table-cell table:formula="of:=([.P8]+[.D8])/[.B8]" office:value-type="float" office:value="104.553068592058" calcext:value-type="float">
            <text:p>104,5530685921</text:p>
          </table:table-cell>
          <table:table-cell table:formula="of:=([.Q8]+[.D8])/[.B8]" office:value-type="float" office:value="7.74368231046931" calcext:value-type="float">
            <text:p>7,7436823105</text:p>
          </table:table-cell>
          <table:table-cell table:formula="of:=([.R8]+[.D8])/[.B8]" office:value-type="float" office:value="7.72202166064982" calcext:value-type="float">
            <text:p>7,7220216606</text:p>
          </table:table-cell>
          <table:table-cell table:formula="of:=([.S8]+[.D8])/[.B8]" office:value-type="float" office:value="7.70902527075812" calcext:value-type="float">
            <text:p>7,70902527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59.704693140794" calcext:value-type="float">
            <text:p>159,7046931408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G9]+[.D9])/[.B9]" office:value-type="float" office:value="269.480722021661" calcext:value-type="float">
            <text:p>269,4807220217</text:p>
          </table:table-cell>
          <table:table-cell table:formula="of:=([.H9]+[.D9])/[.B9]" office:value-type="float" office:value="8.71754512635379" calcext:value-type="float">
            <text:p>8,7175451264</text:p>
          </table:table-cell>
          <table:table-cell table:formula="of:=([.I9]+[.D9])/[.B9]" office:value-type="float" office:value="8.6597833935018" calcext:value-type="float">
            <text:p>8,6597833935</text:p>
          </table:table-cell>
          <table:table-cell table:formula="of:=([.J9]+[.D9])/[.B9]" office:value-type="float" office:value="8.60057761732852" calcext:value-type="float">
            <text:p>8,6005776173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481.815740072202" calcext:value-type="float">
            <text:p>481,8157400722</text:p>
          </table:table-cell>
          <table:table-cell table:formula="of:=([.O9]+[.D9])/[.B9]" office:value-type="float" office:value="481.80274368231" calcext:value-type="float">
            <text:p>481,8027436823</text:p>
          </table:table-cell>
          <table:table-cell table:formula="of:=([.P9]+[.D9])/[.B9]" office:value-type="float" office:value="481.798411552347" calcext:value-type="float">
            <text:p>481,7984115523</text:p>
          </table:table-cell>
          <table:table-cell table:formula="of:=([.Q9]+[.D9])/[.B9]" office:value-type="float" office:value="481.789025270758" calcext:value-type="float">
            <text:p>481,7890252708</text:p>
          </table:table-cell>
          <table:table-cell table:formula="of:=([.R9]+[.D9])/[.B9]" office:value-type="float" office:value="481.787581227437" calcext:value-type="float">
            <text:p>481,7875812274</text:p>
          </table:table-cell>
          <table:table-cell table:formula="of:=([.S9]+[.D9])/[.B9]" office:value-type="float" office:value="438.784693140794" calcext:value-type="float">
            <text:p>438,78469314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57.1361010830325" calcext:value-type="float">
            <text:p>57,136101083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G10]+[.D10])/[.B10]" office:value-type="float" office:value="7.98252707581227" calcext:value-type="float">
            <text:p>7,9825270758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198.066281588448" calcext:value-type="float">
            <text:p>198,0662815884</text:p>
          </table:table-cell>
          <table:table-cell table:formula="of:=([.O10]+[.D10])/[.B10]" office:value-type="float" office:value="198.053285198556" calcext:value-type="float">
            <text:p>198,0532851986</text:p>
          </table:table-cell>
          <table:table-cell table:formula="of:=([.P10]+[.D10])/[.B10]" office:value-type="float" office:value="134.721155234657" calcext:value-type="float">
            <text:p>134,7211552347</text:p>
          </table:table-cell>
          <table:table-cell table:formula="of:=([.Q10]+[.D10])/[.B10]" office:value-type="float" office:value="71.3839711191336" calcext:value-type="float">
            <text:p>71,3839711191</text:p>
          </table:table-cell>
          <table:table-cell table:formula="of:=([.R10]+[.D10])/[.B10]" office:value-type="float" office:value="8.03812274368231" calcext:value-type="float">
            <text:p>8,0381227437</text:p>
          </table:table-cell>
          <table:table-cell table:formula="of:=([.S10]+[.D10])/[.B10]" office:value-type="float" office:value="8.02729241877256" calcext:value-type="float">
            <text:p>8,027292418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49.7232490974729" calcext:value-type="float">
            <text:p>49,7232490975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G11]+[.D11])/[.B11]" office:value-type="float" office:value="7.91638989169675" calcext:value-type="float">
            <text:p>7,9163898917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191.870180505415" calcext:value-type="float">
            <text:p>191,8701805054</text:p>
          </table:table-cell>
          <table:table-cell table:formula="of:=([.O11]+[.D11])/[.B11]" office:value-type="float" office:value="191.857184115523" calcext:value-type="float">
            <text:p>191,8571841155</text:p>
          </table:table-cell>
          <table:table-cell table:formula="of:=([.P11]+[.D11])/[.B11]" office:value-type="float" office:value="81.5329963898917" calcext:value-type="float">
            <text:p>81,5329963899</text:p>
          </table:table-cell>
          <table:table-cell table:formula="of:=([.Q11]+[.D11])/[.B11]" office:value-type="float" office:value="7.96765342960289" calcext:value-type="float">
            <text:p>7,9676534296</text:p>
          </table:table-cell>
          <table:table-cell table:formula="of:=([.R11]+[.D11])/[.B11]" office:value-type="float" office:value="7.94382671480144" calcext:value-type="float">
            <text:p>7,9438267148</text:p>
          </table:table-cell>
          <table:table-cell table:formula="of:=([.S11]+[.D11])/[.B11]" office:value-type="float" office:value="7.93949458483755" calcext:value-type="float">
            <text:p>7,939494584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49.283321299639" calcext:value-type="float">
            <text:p>49,2833212996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G12]+[.D12])/[.B12]" office:value-type="float" office:value="7.77790613718412" calcext:value-type="float">
            <text:p>7,7779061372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224.652996389892" calcext:value-type="float">
            <text:p>224,6529963899</text:p>
          </table:table-cell>
          <table:table-cell table:formula="of:=([.O12]+[.D12])/[.B12]" office:value-type="float" office:value="224.64" calcext:value-type="float">
            <text:p>224,64</text:p>
          </table:table-cell>
          <table:table-cell table:formula="of:=([.P12]+[.D12])/[.B12]" office:value-type="float" office:value="94.5598555956679" calcext:value-type="float">
            <text:p>94,5598555957</text:p>
          </table:table-cell>
          <table:table-cell table:formula="of:=([.Q12]+[.D12])/[.B12]" office:value-type="float" office:value="7.82483754512635" calcext:value-type="float">
            <text:p>7,8248375451</text:p>
          </table:table-cell>
          <table:table-cell table:formula="of:=([.R12]+[.D12])/[.B12]" office:value-type="float" office:value="7.80750902527076" calcext:value-type="float">
            <text:p>7,8075090253</text:p>
          </table:table-cell>
          <table:table-cell table:formula="of:=([.S12]+[.D12])/[.B12]" office:value-type="float" office:value="7.79162454873646" calcext:value-type="float">
            <text:p>7,791624548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379.151489361702" calcext:value-type="float">
            <text:p>379,151489361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G14]+[.D14])/[.B14]" office:value-type="float" office:value="1192.17421276596" calcext:value-type="float">
            <text:p>1192,174212766</text:p>
          </table:table-cell>
          <table:table-cell table:formula="of:=([.H14]+[.D14])/[.B14]" office:value-type="float" office:value="1116.58868085106" calcext:value-type="float">
            <text:p>1116,5886808511</text:p>
          </table:table-cell>
          <table:table-cell table:formula="of:=([.I14]+[.D14])/[.B14]" office:value-type="float" office:value="976.858468085107" calcext:value-type="float">
            <text:p>976,8584680851</text:p>
          </table:table-cell>
          <table:table-cell table:formula="of:=([.J14]+[.D14])/[.B14]" office:value-type="float" office:value="918.505276595745" calcext:value-type="float">
            <text:p>918,505276595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L14]+[.D14])/[.B14]" office:value-type="float" office:value="644.601446808511" calcext:value-type="float">
            <text:p>644,6014468085</text:p>
          </table:table-cell>
          <table:table-cell table:formula="of:=([.M14]+[.D14])/[.B14]" office:value-type="float" office:value="399.607404255319" calcext:value-type="float">
            <text:p>399,6074042553</text:p>
          </table:table-cell>
          <table:table-cell table:formula="of:=([.N14]+[.D14])/[.B14]" office:value-type="float" office:value="1349.46272340426" calcext:value-type="float">
            <text:p>1349,4627234043</text:p>
          </table:table-cell>
          <table:table-cell table:formula="of:=([.O14]+[.D14])/[.B14]" office:value-type="float" office:value="1342.14017021277" calcext:value-type="float">
            <text:p>1342,1401702128</text:p>
          </table:table-cell>
          <table:table-cell table:formula="of:=([.P14]+[.D14])/[.B14]" office:value-type="float" office:value="1301.86868085106" calcext:value-type="float">
            <text:p>1301,8686808511</text:p>
          </table:table-cell>
          <table:table-cell table:formula="of:=([.Q14]+[.D14])/[.B14]" office:value-type="float" office:value="1302.11123404255" calcext:value-type="float">
            <text:p>1302,1112340426</text:p>
          </table:table-cell>
          <table:table-cell table:formula="of:=([.R14]+[.D14])/[.B14]" office:value-type="float" office:value="1269.16144680851" calcext:value-type="float">
            <text:p>1269,1614468085</text:p>
          </table:table-cell>
          <table:table-cell table:formula="of:=([.S14]+[.D14])/[.B14]" office:value-type="float" office:value="1256.46953191489" calcext:value-type="float">
            <text:p>1256,469531914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74.096085106383" calcext:value-type="float">
            <text:p>74,0960851064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G15]+[.D15])/[.B15]" office:value-type="float" office:value="85.0257872340426" calcext:value-type="float">
            <text:p>85,025787234</text:p>
          </table:table-cell>
          <table:table-cell table:formula="of:=([.H15]+[.D15])/[.B15]" office:value-type="float" office:value="30.132170212766" calcext:value-type="float">
            <text:p>30,1321702128</text:p>
          </table:table-cell>
          <table:table-cell table:formula="of:=([.I15]+[.D15])/[.B15]" office:value-type="float" office:value="55.2930212765958" calcext:value-type="float">
            <text:p>55,2930212766</text:p>
          </table:table-cell>
          <table:table-cell table:formula="of:=([.J15]+[.D15])/[.B15]" office:value-type="float" office:value="9.36621276595745" calcext:value-type="float">
            <text:p>9,366212766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L15]+[.D15])/[.B15]" office:value-type="float" office:value="9.36621276595745" calcext:value-type="float">
            <text:p>9,366212766</text:p>
          </table:table-cell>
          <table:table-cell table:formula="of:=([.M15]+[.D15])/[.B15]" office:value-type="float" office:value="24.4164255319149" calcext:value-type="float">
            <text:p>24,4164255319</text:p>
          </table:table-cell>
          <table:table-cell table:formula="of:=([.N15]+[.D15])/[.B15]" office:value-type="float" office:value="418.158553191489" calcext:value-type="float">
            <text:p>418,1585531915</text:p>
          </table:table-cell>
          <table:table-cell table:formula="of:=([.O15]+[.D15])/[.B15]" office:value-type="float" office:value="406.648765957447" calcext:value-type="float">
            <text:p>406,6487659574</text:p>
          </table:table-cell>
          <table:table-cell table:formula="of:=([.P15]+[.D15])/[.B15]" office:value-type="float" office:value="370.03770212766" calcext:value-type="float">
            <text:p>370,0377021277</text:p>
          </table:table-cell>
          <table:table-cell table:formula="of:=([.Q15]+[.D15])/[.B15]" office:value-type="float" office:value="358.097276595745" calcext:value-type="float">
            <text:p>358,0972765957</text:p>
          </table:table-cell>
          <table:table-cell table:formula="of:=([.R15]+[.D15])/[.B15]" office:value-type="float" office:value="290.133872340426" calcext:value-type="float">
            <text:p>290,1338723404</text:p>
          </table:table-cell>
          <table:table-cell table:formula="of:=([.S15]+[.D15])/[.B15]" office:value-type="float" office:value="312.19770212766" calcext:value-type="float">
            <text:p>312,197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64.3110638297872" calcext:value-type="float">
            <text:p>64,311063829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G16]+[.D16])/[.B16]" office:value-type="float" office:value="132.709276595745" calcext:value-type="float">
            <text:p>132,7092765957</text:p>
          </table:table-cell>
          <table:table-cell table:formula="of:=([.H16]+[.D16])/[.B16]" office:value-type="float" office:value="97.4667234042553" calcext:value-type="float">
            <text:p>97,4667234043</text:p>
          </table:table-cell>
          <table:table-cell table:formula="of:=([.I16]+[.D16])/[.B16]" office:value-type="float" office:value="8.78587234042553" calcext:value-type="float">
            <text:p>8,7858723404</text:p>
          </table:table-cell>
          <table:table-cell table:formula="of:=([.J16]+[.D16])/[.B16]" office:value-type="float" office:value="63.344170212766" calcext:value-type="float">
            <text:p>63,344170212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386.946723404255" calcext:value-type="float">
            <text:p>386,9467234043</text:p>
          </table:table-cell>
          <table:table-cell table:formula="of:=([.O16]+[.D16])/[.B16]" office:value-type="float" office:value="376.213957446808" calcext:value-type="float">
            <text:p>376,2139574468</text:p>
          </table:table-cell>
          <table:table-cell table:formula="of:=([.P16]+[.D16])/[.B16]" office:value-type="float" office:value="321.310127659574" calcext:value-type="float">
            <text:p>321,3101276596</text:p>
          </table:table-cell>
          <table:table-cell table:formula="of:=([.Q16]+[.D16])/[.B16]" office:value-type="float" office:value="306.654808510638" calcext:value-type="float">
            <text:p>306,6548085106</text:p>
          </table:table-cell>
          <table:table-cell table:formula="of:=([.R16]+[.D16])/[.B16]" office:value-type="float" office:value="270.036936170213" calcext:value-type="float">
            <text:p>270,0369361702</text:p>
          </table:table-cell>
          <table:table-cell table:formula="of:=([.S16]+[.D16])/[.B16]" office:value-type="float" office:value="234.562893617021" calcext:value-type="float">
            <text:p>234,56289361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47.6418723404255" calcext:value-type="float">
            <text:p>47,6418723404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G17]+[.D17])/[.B17]" office:value-type="float" office:value="64.8996595744681" calcext:value-type="float">
            <text:p>64,8996595745</text:p>
          </table:table-cell>
          <table:table-cell table:formula="of:=([.H17]+[.D17])/[.B17]" office:value-type="float" office:value="35.1277446808511" calcext:value-type="float">
            <text:p>35,1277446809</text:p>
          </table:table-cell>
          <table:table-cell table:formula="of:=([.I17]+[.D17])/[.B17]" office:value-type="float" office:value="34.7132765957447" calcext:value-type="float">
            <text:p>34,7132765957</text:p>
          </table:table-cell>
          <table:table-cell table:formula="of:=([.J17]+[.D17])/[.B17]" office:value-type="float" office:value="8.94136170212766" calcext:value-type="float">
            <text:p>8,9413617021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341.186468085106" calcext:value-type="float">
            <text:p>341,1864680851</text:p>
          </table:table-cell>
          <table:table-cell table:formula="of:=([.O17]+[.D17])/[.B17]" office:value-type="float" office:value="321.53285106383" calcext:value-type="float">
            <text:p>321,5328510638</text:p>
          </table:table-cell>
          <table:table-cell table:formula="of:=([.P17]+[.D17])/[.B17]" office:value-type="float" office:value="276.337957446809" calcext:value-type="float">
            <text:p>276,3379574468</text:p>
          </table:table-cell>
          <table:table-cell table:formula="of:=([.Q17]+[.D17])/[.B17]" office:value-type="float" office:value="267.121787234043" calcext:value-type="float">
            <text:p>267,121787234</text:p>
          </table:table-cell>
          <table:table-cell table:formula="of:=([.R17]+[.D17])/[.B17]" office:value-type="float" office:value="223.268170212766" calcext:value-type="float">
            <text:p>223,2681702128</text:p>
          </table:table-cell>
          <table:table-cell table:formula="of:=([.S17]+[.D17])/[.B17]" office:value-type="float" office:value="198.462212765957" calcext:value-type="float">
            <text:p>198,4622127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43.2032340425532" calcext:value-type="float">
            <text:p>43,2032340426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G18]+[.D18])/[.B18]" office:value-type="float" office:value="42.2531063829787" calcext:value-type="float">
            <text:p>42,253106383</text:p>
          </table:table-cell>
          <table:table-cell table:formula="of:=([.H18]+[.D18])/[.B18]" office:value-type="float" office:value="9.31438297872341" calcext:value-type="float">
            <text:p>9,3143829787</text:p>
          </table:table-cell>
          <table:table-cell table:formula="of:=([.I18]+[.D18])/[.B18]" office:value-type="float" office:value="8.89991489361702" calcext:value-type="float">
            <text:p>8,8999148936</text:p>
          </table:table-cell>
          <table:table-cell table:formula="of:=([.J18]+[.D18])/[.B18]" office:value-type="float" office:value="8.88629787234043" calcext:value-type="float">
            <text:p>8,8862978723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325.215659574468" calcext:value-type="float">
            <text:p>325,2156595745</text:p>
          </table:table-cell>
          <table:table-cell table:formula="of:=([.O18]+[.D18])/[.B18]" office:value-type="float" office:value="307.931404255319" calcext:value-type="float">
            <text:p>307,9314042553</text:p>
          </table:table-cell>
          <table:table-cell table:formula="of:=([.P18]+[.D18])/[.B18]" office:value-type="float" office:value="228.815659574468" calcext:value-type="float">
            <text:p>228,8156595745</text:p>
          </table:table-cell>
          <table:table-cell table:formula="of:=([.Q18]+[.D18])/[.B18]" office:value-type="float" office:value="201.183319148936" calcext:value-type="float">
            <text:p>201,1833191489</text:p>
          </table:table-cell>
          <table:table-cell table:formula="of:=([.R18]+[.D18])/[.B18]" office:value-type="float" office:value="164.655659574468" calcext:value-type="float">
            <text:p>164,6556595745</text:p>
          </table:table-cell>
          <table:table-cell table:formula="of:=([.S18]+[.D18])/[.B18]" office:value-type="float" office:value="155.108425531915" calcext:value-type="float">
            <text:p>155,10842553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42.2730212765957" calcext:value-type="float">
            <text:p>42,2730212766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G19]+[.D19])/[.B19]" office:value-type="float" office:value="101.781191489362" calcext:value-type="float">
            <text:p>101,7811914894</text:p>
          </table:table-cell>
          <table:table-cell table:formula="of:=([.H19]+[.D19])/[.B19]" office:value-type="float" office:value="27.2790638297872" calcext:value-type="float">
            <text:p>27,2790638298</text:p>
          </table:table-cell>
          <table:table-cell table:formula="of:=([.I19]+[.D19])/[.B19]" office:value-type="float" office:value="58.3233191489362" calcext:value-type="float">
            <text:p>58,3233191489</text:p>
          </table:table-cell>
          <table:table-cell table:formula="of:=([.J19]+[.D19])/[.B19]" office:value-type="float" office:value="8.66034042553192" calcext:value-type="float">
            <text:p>8,6603404255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325.697787234043" calcext:value-type="float">
            <text:p>325,697787234</text:p>
          </table:table-cell>
          <table:table-cell table:formula="of:=([.O19]+[.D19])/[.B19]" office:value-type="float" office:value="306.044170212766" calcext:value-type="float">
            <text:p>306,0441702128</text:p>
          </table:table-cell>
          <table:table-cell table:formula="of:=([.P19]+[.D19])/[.B19]" office:value-type="float" office:value="255.919914893617" calcext:value-type="float">
            <text:p>255,9199148936</text:p>
          </table:table-cell>
          <table:table-cell table:formula="of:=([.Q19]+[.D19])/[.B19]" office:value-type="float" office:value="241.515659574468" calcext:value-type="float">
            <text:p>241,5156595745</text:p>
          </table:table-cell>
          <table:table-cell table:formula="of:=([.R19]+[.D19])/[.B19]" office:value-type="float" office:value="178.183744680851" calcext:value-type="float">
            <text:p>178,1837446809</text:p>
          </table:table-cell>
          <table:table-cell table:formula="of:=([.S19]+[.D19])/[.B19]" office:value-type="float" office:value="206.66885106383" calcext:value-type="float">
            <text:p>206,66885106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222.297021276596" calcext:value-type="float">
            <text:p>222,297021276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G20]+[.D20])/[.B20]" office:value-type="float" office:value="697.346808510638" calcext:value-type="float">
            <text:p>697,3468085106</text:p>
          </table:table-cell>
          <table:table-cell table:formula="of:=([.H20]+[.D20])/[.B20]" office:value-type="float" office:value="569.530638297872" calcext:value-type="float">
            <text:p>569,5306382979</text:p>
          </table:table-cell>
          <table:table-cell table:formula="of:=([.I20]+[.D20])/[.B20]" office:value-type="float" office:value="350.014893617021" calcext:value-type="float">
            <text:p>350,014893617</text:p>
          </table:table-cell>
          <table:table-cell table:formula="of:=([.J20]+[.D20])/[.B20]" office:value-type="float" office:value="216.487234042553" calcext:value-type="float">
            <text:p>216,487234042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L20]+[.D20])/[.B20]" office:value-type="float" office:value="11.0804255319149" calcext:value-type="float">
            <text:p>11,0804255319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857.456595744681" calcext:value-type="float">
            <text:p>857,4565957447</text:p>
          </table:table-cell>
          <table:table-cell table:formula="of:=([.O20]+[.D20])/[.B20]" office:value-type="float" office:value="850.134042553191" calcext:value-type="float">
            <text:p>850,1340425532</text:p>
          </table:table-cell>
          <table:table-cell table:formula="of:=([.P20]+[.D20])/[.B20]" office:value-type="float" office:value="813.523829787234" calcext:value-type="float">
            <text:p>813,5238297872</text:p>
          </table:table-cell>
          <table:table-cell table:formula="of:=([.Q20]+[.D20])/[.B20]" office:value-type="float" office:value="810.313617021277" calcext:value-type="float">
            <text:p>810,3136170213</text:p>
          </table:table-cell>
          <table:table-cell table:formula="of:=([.R20]+[.D20])/[.B20]" office:value-type="float" office:value="767.282978723404" calcext:value-type="float">
            <text:p>767,2829787234</text:p>
          </table:table-cell>
          <table:table-cell table:formula="of:=([.S20]+[.D20])/[.B20]" office:value-type="float" office:value="751.26" calcext:value-type="float">
            <text:p>751,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69.0054468085106" calcext:value-type="float">
            <text:p>69,0054468085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G21]+[.D21])/[.B21]" office:value-type="float" office:value="96.7454468085106" calcext:value-type="float">
            <text:p>96,7454468085</text:p>
          </table:table-cell>
          <table:table-cell table:formula="of:=([.H21]+[.D21])/[.B21]" office:value-type="float" office:value="9.67565957446809" calcext:value-type="float">
            <text:p>9,6756595745</text:p>
          </table:table-cell>
          <table:table-cell table:formula="of:=([.I21]+[.D21])/[.B21]" office:value-type="float" office:value="9.2611914893617" calcext:value-type="float">
            <text:p>9,2611914894</text:p>
          </table:table-cell>
          <table:table-cell table:formula="of:=([.J21]+[.D21])/[.B21]" office:value-type="float" office:value="9.24757446808511" calcext:value-type="float">
            <text:p>9,2475744681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402.033957446809" calcext:value-type="float">
            <text:p>402,0339574468</text:p>
          </table:table-cell>
          <table:table-cell table:formula="of:=([.O21]+[.D21])/[.B21]" office:value-type="float" office:value="389.692680851064" calcext:value-type="float">
            <text:p>389,6926808511</text:p>
          </table:table-cell>
          <table:table-cell table:formula="of:=([.P21]+[.D21])/[.B21]" office:value-type="float" office:value="333.005872340426" calcext:value-type="float">
            <text:p>333,0058723404</text:p>
          </table:table-cell>
          <table:table-cell table:formula="of:=([.Q21]+[.D21])/[.B21]" office:value-type="float" office:value="316.590553191489" calcext:value-type="float">
            <text:p>316,5905531915</text:p>
          </table:table-cell>
          <table:table-cell table:formula="of:=([.R21]+[.D21])/[.B21]" office:value-type="float" office:value="277.264595744681" calcext:value-type="float">
            <text:p>277,2645957447</text:p>
          </table:table-cell>
          <table:table-cell table:formula="of:=([.S21]+[.D21])/[.B21]" office:value-type="float" office:value="258.073957446808" calcext:value-type="float">
            <text:p>258,073957446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59.0832340425532" calcext:value-type="float">
            <text:p>59,0832340426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G22]+[.D22])/[.B22]" office:value-type="float" office:value="38.8846808510638" calcext:value-type="float">
            <text:p>38,8846808511</text:p>
          </table:table-cell>
          <table:table-cell table:formula="of:=([.H22]+[.D22])/[.B22]" office:value-type="float" office:value="9.61148936170213" calcext:value-type="float">
            <text:p>9,6114893617</text:p>
          </table:table-cell>
          <table:table-cell table:formula="of:=([.I22]+[.D22])/[.B22]" office:value-type="float" office:value="9.19702127659575" calcext:value-type="float">
            <text:p>9,1970212766</text:p>
          </table:table-cell>
          <table:table-cell table:formula="of:=([.J22]+[.D22])/[.B22]" office:value-type="float" office:value="9.18340425531915" calcext:value-type="float">
            <text:p>9,1834042553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388.457446808511" calcext:value-type="float">
            <text:p>388,4574468085</text:p>
          </table:table-cell>
          <table:table-cell table:formula="of:=([.O22]+[.D22])/[.B22]" office:value-type="float" office:value="375.242978723404" calcext:value-type="float">
            <text:p>375,2429787234</text:p>
          </table:table-cell>
          <table:table-cell table:formula="of:=([.P22]+[.D22])/[.B22]" office:value-type="float" office:value="332.74" calcext:value-type="float">
            <text:p>332,74</text:p>
          </table:table-cell>
          <table:table-cell table:formula="of:=([.Q22]+[.D22])/[.B22]" office:value-type="float" office:value="301.047234042553" calcext:value-type="float">
            <text:p>301,0472340426</text:p>
          </table:table-cell>
          <table:table-cell table:formula="of:=([.R22]+[.D22])/[.B22]" office:value-type="float" office:value="259.974042553191" calcext:value-type="float">
            <text:p>259,9740425532</text:p>
          </table:table-cell>
          <table:table-cell table:formula="of:=([.S22]+[.D22])/[.B22]" office:value-type="float" office:value="174.22170212766" calcext:value-type="float">
            <text:p>174,221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59.0429787234043" calcext:value-type="float">
            <text:p>59,0429787234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G23]+[.D23])/[.B23]" office:value-type="float" office:value="42.6372765957447" calcext:value-type="float">
            <text:p>42,6372765957</text:p>
          </table:table-cell>
          <table:table-cell table:formula="of:=([.H23]+[.D23])/[.B23]" office:value-type="float" office:value="9.67302127659574" calcext:value-type="float">
            <text:p>9,6730212766</text:p>
          </table:table-cell>
          <table:table-cell table:formula="of:=([.I23]+[.D23])/[.B23]" office:value-type="float" office:value="9.25855319148936" calcext:value-type="float">
            <text:p>9,2585531915</text:p>
          </table:table-cell>
          <table:table-cell table:formula="of:=([.J23]+[.D23])/[.B23]" office:value-type="float" office:value="9.24493617021277" calcext:value-type="float">
            <text:p>9,2449361702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431.429617021277" calcext:value-type="float">
            <text:p>431,4296170213</text:p>
          </table:table-cell>
          <table:table-cell table:formula="of:=([.O23]+[.D23])/[.B23]" office:value-type="float" office:value="417.193872340426" calcext:value-type="float">
            <text:p>417,1938723404</text:p>
          </table:table-cell>
          <table:table-cell table:formula="of:=([.P23]+[.D23])/[.B23]" office:value-type="float" office:value="373.668765957447" calcext:value-type="float">
            <text:p>373,6687659574</text:p>
          </table:table-cell>
          <table:table-cell table:formula="of:=([.Q23]+[.D23])/[.B23]" office:value-type="float" office:value="335.846638297872" calcext:value-type="float">
            <text:p>335,8466382979</text:p>
          </table:table-cell>
          <table:table-cell table:formula="of:=([.R23]+[.D23])/[.B23]" office:value-type="float" office:value="292.730042553191" calcext:value-type="float">
            <text:p>292,7300425532</text:p>
          </table:table-cell>
          <table:table-cell table:formula="of:=([.S23]+[.D23])/[.B23]" office:value-type="float" office:value="193.69514893617" calcext:value-type="float">
            <text:p>193,69514893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548.604984423676" calcext:value-type="float">
            <text:p>548,6049844237</text:p>
          </table:table-cell>
          <table:table-cell table:formula="of:=([.F25]+[.D25])/[.B25]" office:value-type="float" office:value="2022.81028037383" calcext:value-type="float">
            <text:p>2022,8102803738</text:p>
          </table:table-cell>
          <table:table-cell table:formula="of:=([.G25]+[.D25])/[.B25]" office:value-type="float" office:value="1803.24080996885" calcext:value-type="float">
            <text:p>1803,2408099689</text:p>
          </table:table-cell>
          <table:table-cell table:formula="of:=([.H25]+[.D25])/[.B25]" office:value-type="float" office:value="1719.946105919" calcext:value-type="float">
            <text:p>1719,946105919</text:p>
          </table:table-cell>
          <table:table-cell table:formula="of:=([.I25]+[.D25])/[.B25]" office:value-type="float" office:value="1456.2707165109" calcext:value-type="float">
            <text:p>1456,2707165109</text:p>
          </table:table-cell>
          <table:table-cell table:formula="of:=([.J25]+[.D25])/[.B25]" office:value-type="float" office:value="966.420249221184" calcext:value-type="float">
            <text:p>966,4202492212</text:p>
          </table:table-cell>
          <table:table-cell table:formula="of:=([.F25]+[.D25])/[.B25]" office:value-type="float" office:value="2022.81028037383" calcext:value-type="float">
            <text:p>2022,8102803738</text:p>
          </table:table-cell>
          <table:table-cell table:formula="of:=([.L25]+[.D25])/[.B25]" office:value-type="float" office:value="555.695015576324" calcext:value-type="float">
            <text:p>555,6950155763</text:p>
          </table:table-cell>
          <table:table-cell table:formula="of:=([.M25]+[.D25])/[.B25]" office:value-type="float" office:value="181.210903426791" calcext:value-type="float">
            <text:p>181,2109034268</text:p>
          </table:table-cell>
          <table:table-cell table:formula="of:=([.N25]+[.D25])/[.B25]" office:value-type="float" office:value="1983.40965732087" calcext:value-type="float">
            <text:p>1983,4096573209</text:p>
          </table:table-cell>
          <table:table-cell table:formula="of:=([.O25]+[.D25])/[.B25]" office:value-type="float" office:value="1925.01277258567" calcext:value-type="float">
            <text:p>1925,0127725857</text:p>
          </table:table-cell>
          <table:table-cell table:formula="of:=([.P25]+[.D25])/[.B25]" office:value-type="float" office:value="1889.80280373832" calcext:value-type="float">
            <text:p>1889,8028037383</text:p>
          </table:table-cell>
          <table:table-cell table:formula="of:=([.Q25]+[.D25])/[.B25]" office:value-type="float" office:value="1802.1292834891" calcext:value-type="float">
            <text:p>1802,1292834891</text:p>
          </table:table-cell>
          <table:table-cell table:formula="of:=([.R25]+[.D25])/[.B25]" office:value-type="float" office:value="1790.25451713396" calcext:value-type="float">
            <text:p>1790,254517134</text:p>
          </table:table-cell>
          <table:table-cell table:formula="of:=([.S25]+[.D25])/[.B25]" office:value-type="float" office:value="1784.44018691589" calcext:value-type="float">
            <text:p>1784,440186915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114.516510903427" calcext:value-type="float">
            <text:p>114,5165109034</text:p>
          </table:table-cell>
          <table:table-cell table:formula="of:=([.F26]+[.D26])/[.B26]" office:value-type="float" office:value="663.619003115265" calcext:value-type="float">
            <text:p>663,6190031153</text:p>
          </table:table-cell>
          <table:table-cell table:formula="of:=([.G26]+[.D26])/[.B26]" office:value-type="float" office:value="174.625856697819" calcext:value-type="float">
            <text:p>174,6258566978</text:p>
          </table:table-cell>
          <table:table-cell table:formula="of:=([.H26]+[.D26])/[.B26]" office:value-type="float" office:value="138.951090342679" calcext:value-type="float">
            <text:p>138,9510903427</text:p>
          </table:table-cell>
          <table:table-cell table:formula="of:=([.I26]+[.D26])/[.B26]" office:value-type="float" office:value="52.9311526479751" calcext:value-type="float">
            <text:p>52,931152648</text:p>
          </table:table-cell>
          <table:table-cell table:formula="of:=([.J26]+[.D26])/[.B26]" office:value-type="float" office:value="51.8376947040498" calcext:value-type="float">
            <text:p>51,837694704</text:p>
          </table:table-cell>
          <table:table-cell table:formula="of:=([.F26]+[.D26])/[.B26]" office:value-type="float" office:value="663.619003115265" calcext:value-type="float">
            <text:p>663,6190031153</text:p>
          </table:table-cell>
          <table:table-cell table:formula="of:=([.L26]+[.D26])/[.B26]" office:value-type="float" office:value="50.8009345794393" calcext:value-type="float">
            <text:p>50,8009345794</text:p>
          </table:table-cell>
          <table:table-cell table:formula="of:=([.M26]+[.D26])/[.B26]" office:value-type="float" office:value="135.126168224299" calcext:value-type="float">
            <text:p>135,1261682243</text:p>
          </table:table-cell>
          <table:table-cell table:formula="of:=([.N26]+[.D26])/[.B26]" office:value-type="float" office:value="635.915576323988" calcext:value-type="float">
            <text:p>635,915576324</text:p>
          </table:table-cell>
          <table:table-cell table:formula="of:=([.O26]+[.D26])/[.B26]" office:value-type="float" office:value="577.518691588785" calcext:value-type="float">
            <text:p>577,5186915888</text:p>
          </table:table-cell>
          <table:table-cell table:formula="of:=([.P26]+[.D26])/[.B26]" office:value-type="float" office:value="542.279439252336" calcext:value-type="float">
            <text:p>542,2794392523</text:p>
          </table:table-cell>
          <table:table-cell table:formula="of:=([.Q26]+[.D26])/[.B26]" office:value-type="float" office:value="424.504984423676" calcext:value-type="float">
            <text:p>424,5049844237</text:p>
          </table:table-cell>
          <table:table-cell table:formula="of:=([.R26]+[.D26])/[.B26]" office:value-type="float" office:value="306.096884735202" calcext:value-type="float">
            <text:p>306,0968847352</text:p>
          </table:table-cell>
          <table:table-cell table:formula="of:=([.S26]+[.D26])/[.B26]" office:value-type="float" office:value="347.864485981308" calcext:value-type="float">
            <text:p>347,86448598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97.7302180685358" calcext:value-type="float">
            <text:p>97,7302180685</text:p>
          </table:table-cell>
          <table:table-cell table:formula="of:=([.F27]+[.D27])/[.B27]" office:value-type="float" office:value="599.044049844237" calcext:value-type="float">
            <text:p>599,0440498442</text:p>
          </table:table-cell>
          <table:table-cell table:formula="of:=([.G27]+[.D27])/[.B27]" office:value-type="float" office:value="151.991090342679" calcext:value-type="float">
            <text:p>151,9910903427</text:p>
          </table:table-cell>
          <table:table-cell table:formula="of:=([.H27]+[.D27])/[.B27]" office:value-type="float" office:value="55.930031152648" calcext:value-type="float">
            <text:p>55,9300311526</text:p>
          </table:table-cell>
          <table:table-cell table:formula="of:=([.I27]+[.D27])/[.B27]" office:value-type="float" office:value="54.4290965732087" calcext:value-type="float">
            <text:p>54,4290965732</text:p>
          </table:table-cell>
          <table:table-cell table:formula="of:=([.J27]+[.D27])/[.B27]" office:value-type="float" office:value="53.5431152647975" calcext:value-type="float">
            <text:p>53,5431152648</text:p>
          </table:table-cell>
          <table:table-cell table:formula="of:=([.F27]+[.D27])/[.B27]" office:value-type="float" office:value="599.044049844237" calcext:value-type="float">
            <text:p>599,0440498442</text:p>
          </table:table-cell>
          <table:table-cell table:formula="of:=([.L27]+[.D27])/[.B27]" office:value-type="float" office:value="52.5063551401869" calcext:value-type="float">
            <text:p>52,5063551402</text:p>
          </table:table-cell>
          <table:table-cell table:formula="of:=([.M27]+[.D27])/[.B27]" office:value-type="float" office:value="52.2091588785047" calcext:value-type="float">
            <text:p>52,2091588785</text:p>
          </table:table-cell>
          <table:table-cell table:formula="of:=([.N27]+[.D27])/[.B27]" office:value-type="float" office:value="571.531900311526" calcext:value-type="float">
            <text:p>571,5319003115</text:p>
          </table:table-cell>
          <table:table-cell table:formula="of:=([.O27]+[.D27])/[.B27]" office:value-type="float" office:value="513.134392523364" calcext:value-type="float">
            <text:p>513,1343925234</text:p>
          </table:table-cell>
          <table:table-cell table:formula="of:=([.P27]+[.D27])/[.B27]" office:value-type="float" office:value="449.626604361371" calcext:value-type="float">
            <text:p>449,6266043614</text:p>
          </table:table-cell>
          <table:table-cell table:formula="of:=([.Q27]+[.D27])/[.B27]" office:value-type="float" office:value="327.37738317757" calcext:value-type="float">
            <text:p>327,3773831776</text:p>
          </table:table-cell>
          <table:table-cell table:formula="of:=([.R27]+[.D27])/[.B27]" office:value-type="float" office:value="234.943738317757" calcext:value-type="float">
            <text:p>234,9437383178</text:p>
          </table:table-cell>
          <table:table-cell table:formula="of:=([.S27]+[.D27])/[.B27]" office:value-type="float" office:value="290.842180685358" calcext:value-type="float">
            <text:p>290,842180685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67.1626168224299" calcext:value-type="float">
            <text:p>67,1626168224</text:p>
          </table:table-cell>
          <table:table-cell table:formula="of:=([.F28]+[.D28])/[.B28]" office:value-type="float" office:value="504.371214953271" calcext:value-type="float">
            <text:p>504,3712149533</text:p>
          </table:table-cell>
          <table:table-cell table:formula="of:=([.G28]+[.D28])/[.B28]" office:value-type="float" office:value="60.340062305296" calcext:value-type="float">
            <text:p>60,3400623053</text:p>
          </table:table-cell>
          <table:table-cell table:formula="of:=([.H28]+[.D28])/[.B28]" office:value-type="float" office:value="55.6148286604361" calcext:value-type="float">
            <text:p>55,6148286604</text:p>
          </table:table-cell>
          <table:table-cell table:formula="of:=([.I28]+[.D28])/[.B28]" office:value-type="float" office:value="54.1132710280374" calcext:value-type="float">
            <text:p>54,113271028</text:p>
          </table:table-cell>
          <table:table-cell table:formula="of:=([.J28]+[.D28])/[.B28]" office:value-type="float" office:value="53.342554517134" calcext:value-type="float">
            <text:p>53,3425545171</text:p>
          </table:table-cell>
          <table:table-cell table:formula="of:=([.F28]+[.D28])/[.B28]" office:value-type="float" office:value="504.371214953271" calcext:value-type="float">
            <text:p>504,3712149533</text:p>
          </table:table-cell>
          <table:table-cell table:formula="of:=([.L28]+[.D28])/[.B28]" office:value-type="float" office:value="52.3057943925234" calcext:value-type="float">
            <text:p>52,3057943925</text:p>
          </table:table-cell>
          <table:table-cell table:formula="of:=([.M28]+[.D28])/[.B28]" office:value-type="float" office:value="52.0085981308411" calcext:value-type="float">
            <text:p>52,0085981308</text:p>
          </table:table-cell>
          <table:table-cell table:formula="of:=([.N28]+[.D28])/[.B28]" office:value-type="float" office:value="477.875264797508" calcext:value-type="float">
            <text:p>477,8752647975</text:p>
          </table:table-cell>
          <table:table-cell table:formula="of:=([.O28]+[.D28])/[.B28]" office:value-type="float" office:value="419.477757009346" calcext:value-type="float">
            <text:p>419,4777570093</text:p>
          </table:table-cell>
          <table:table-cell table:formula="of:=([.P28]+[.D28])/[.B28]" office:value-type="float" office:value="257.471526479751" calcext:value-type="float">
            <text:p>257,4715264798</text:p>
          </table:table-cell>
          <table:table-cell table:formula="of:=([.Q28]+[.D28])/[.B28]" office:value-type="float" office:value="254.456573208723" calcext:value-type="float">
            <text:p>254,4565732087</text:p>
          </table:table-cell>
          <table:table-cell table:formula="of:=([.R28]+[.D28])/[.B28]" office:value-type="float" office:value="81.5799376947041" calcext:value-type="float">
            <text:p>81,5799376947</text:p>
          </table:table-cell>
          <table:table-cell table:formula="of:=([.S28]+[.D28])/[.B28]" office:value-type="float" office:value="151.826666666667" calcext:value-type="float">
            <text:p>151,826666666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60.7853582554517" calcext:value-type="float">
            <text:p>60,7853582555</text:p>
          </table:table-cell>
          <table:table-cell table:formula="of:=([.F29]+[.D29])/[.B29]" office:value-type="float" office:value="502.130031152648" calcext:value-type="float">
            <text:p>502,1300311526</text:p>
          </table:table-cell>
          <table:table-cell table:formula="of:=([.G29]+[.D29])/[.B29]" office:value-type="float" office:value="57.5979439252336" calcext:value-type="float">
            <text:p>57,5979439252</text:p>
          </table:table-cell>
          <table:table-cell table:formula="of:=([.H29]+[.D29])/[.B29]" office:value-type="float" office:value="52.8727102803738" calcext:value-type="float">
            <text:p>52,8727102804</text:p>
          </table:table-cell>
          <table:table-cell table:formula="of:=([.I29]+[.D29])/[.B29]" office:value-type="float" office:value="51.3711526479751" calcext:value-type="float">
            <text:p>51,371152648</text:p>
          </table:table-cell>
          <table:table-cell table:formula="of:=([.J29]+[.D29])/[.B29]" office:value-type="float" office:value="50.6004361370716" calcext:value-type="float">
            <text:p>50,6004361371</text:p>
          </table:table-cell>
          <table:table-cell table:formula="of:=([.F29]+[.D29])/[.B29]" office:value-type="float" office:value="502.130031152648" calcext:value-type="float">
            <text:p>502,1300311526</text:p>
          </table:table-cell>
          <table:table-cell table:formula="of:=([.L29]+[.D29])/[.B29]" office:value-type="float" office:value="49.5636760124611" calcext:value-type="float">
            <text:p>49,5636760125</text:p>
          </table:table-cell>
          <table:table-cell table:formula="of:=([.M29]+[.D29])/[.B29]" office:value-type="float" office:value="49.2664797507788" calcext:value-type="float">
            <text:p>49,2664797508</text:p>
          </table:table-cell>
          <table:table-cell table:formula="of:=([.N29]+[.D29])/[.B29]" office:value-type="float" office:value="475.291401869159" calcext:value-type="float">
            <text:p>475,2914018692</text:p>
          </table:table-cell>
          <table:table-cell table:formula="of:=([.O29]+[.D29])/[.B29]" office:value-type="float" office:value="416.893894080997" calcext:value-type="float">
            <text:p>416,893894081</text:p>
          </table:table-cell>
          <table:table-cell table:formula="of:=([.P29]+[.D29])/[.B29]" office:value-type="float" office:value="290.991090342679" calcext:value-type="float">
            <text:p>290,9910903427</text:p>
          </table:table-cell>
          <table:table-cell table:formula="of:=([.Q29]+[.D29])/[.B29]" office:value-type="float" office:value="181.47769470405" calcext:value-type="float">
            <text:p>181,4776947041</text:p>
          </table:table-cell>
          <table:table-cell table:formula="of:=([.R29]+[.D29])/[.B29]" office:value-type="float" office:value="191.087663551402" calcext:value-type="float">
            <text:p>191,0876635514</text:p>
          </table:table-cell>
          <table:table-cell table:formula="of:=([.S29]+[.D29])/[.B29]" office:value-type="float" office:value="73.1294080996885" calcext:value-type="float">
            <text:p>73,129408099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54.6680996884735" calcext:value-type="float">
            <text:p>54,6680996885</text:p>
          </table:table-cell>
          <table:table-cell table:formula="of:=([.F30]+[.D30])/[.B30]" office:value-type="float" office:value="491.754953271028" calcext:value-type="float">
            <text:p>491,754953271</text:p>
          </table:table-cell>
          <table:table-cell table:formula="of:=([.G30]+[.D30])/[.B30]" office:value-type="float" office:value="59.2795638629284" calcext:value-type="float">
            <text:p>59,2795638629</text:p>
          </table:table-cell>
          <table:table-cell table:formula="of:=([.H30]+[.D30])/[.B30]" office:value-type="float" office:value="54.5543302180685" calcext:value-type="float">
            <text:p>54,5543302181</text:p>
          </table:table-cell>
          <table:table-cell table:formula="of:=([.I30]+[.D30])/[.B30]" office:value-type="float" office:value="53.0527725856698" calcext:value-type="float">
            <text:p>53,0527725857</text:p>
          </table:table-cell>
          <table:table-cell table:formula="of:=([.J30]+[.D30])/[.B30]" office:value-type="float" office:value="52.2820560747664" calcext:value-type="float">
            <text:p>52,2820560748</text:p>
          </table:table-cell>
          <table:table-cell table:formula="of:=([.F30]+[.D30])/[.B30]" office:value-type="float" office:value="491.754953271028" calcext:value-type="float">
            <text:p>491,754953271</text:p>
          </table:table-cell>
          <table:table-cell table:formula="of:=([.L30]+[.D30])/[.B30]" office:value-type="float" office:value="51.2452959501558" calcext:value-type="float">
            <text:p>51,2452959502</text:p>
          </table:table-cell>
          <table:table-cell table:formula="of:=([.M30]+[.D30])/[.B30]" office:value-type="float" office:value="50.9480996884735" calcext:value-type="float">
            <text:p>50,9480996885</text:p>
          </table:table-cell>
          <table:table-cell table:formula="of:=([.N30]+[.D30])/[.B30]" office:value-type="float" office:value="492.072710280374" calcext:value-type="float">
            <text:p>492,0727102804</text:p>
          </table:table-cell>
          <table:table-cell table:formula="of:=([.O30]+[.D30])/[.B30]" office:value-type="float" office:value="20.9406230529595" calcext:value-type="float">
            <text:p>20,940623053</text:p>
          </table:table-cell>
          <table:table-cell table:formula="of:=([.P30]+[.D30])/[.B30]" office:value-type="float" office:value="304.804174454829" calcext:value-type="float">
            <text:p>304,8041744548</text:p>
          </table:table-cell>
          <table:table-cell table:formula="of:=([.Q30]+[.D30])/[.B30]" office:value-type="float" office:value="92.5960747663551" calcext:value-type="float">
            <text:p>92,5960747664</text:p>
          </table:table-cell>
          <table:table-cell table:formula="of:=([.R30]+[.D30])/[.B30]" office:value-type="float" office:value="80.3998130841121" calcext:value-type="float">
            <text:p>80,3998130841</text:p>
          </table:table-cell>
          <table:table-cell table:formula="of:=([.S30]+[.D30])/[.B30]" office:value-type="float" office:value="199.203551401869" calcext:value-type="float">
            <text:p>199,20355140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95.852959501558" calcext:value-type="float">
            <text:p>295,8529595016</text:p>
          </table:table-cell>
          <table:table-cell table:formula="of:=([.F31]+[.D31])/[.B31]" office:value-type="float" office:value="1166.99420560748" calcext:value-type="float">
            <text:p>1166,9942056075</text:p>
          </table:table-cell>
          <table:table-cell table:formula="of:=([.G31]+[.D31])/[.B31]" office:value-type="float" office:value="900.550591900312" calcext:value-type="float">
            <text:p>900,5505919003</text:p>
          </table:table-cell>
          <table:table-cell table:formula="of:=([.H31]+[.D31])/[.B31]" office:value-type="float" office:value="288.761806853583" calcext:value-type="float">
            <text:p>288,7618068536</text:p>
          </table:table-cell>
          <table:table-cell table:formula="of:=([.I31]+[.D31])/[.B31]" office:value-type="float" office:value="58.351214953271" calcext:value-type="float">
            <text:p>58,3512149533</text:p>
          </table:table-cell>
          <table:table-cell table:formula="of:=([.J31]+[.D31])/[.B31]" office:value-type="float" office:value="56.2284735202492" calcext:value-type="float">
            <text:p>56,2284735202</text:p>
          </table:table-cell>
          <table:table-cell table:formula="of:=([.F31]+[.D31])/[.B31]" office:value-type="float" office:value="1166.99420560748" calcext:value-type="float">
            <text:p>1166,9942056075</text:p>
          </table:table-cell>
          <table:table-cell table:formula="of:=([.L31]+[.D31])/[.B31]" office:value-type="float" office:value="55.1898442367601" calcext:value-type="float">
            <text:p>55,1898442368</text:p>
          </table:table-cell>
          <table:table-cell table:formula="of:=([.M31]+[.D31])/[.B31]" office:value-type="float" office:value="54.8926479750779" calcext:value-type="float">
            <text:p>54,8926479751</text:p>
          </table:table-cell>
          <table:table-cell table:formula="of:=([.N31]+[.D31])/[.B31]" office:value-type="float" office:value="1115.45401869159" calcext:value-type="float">
            <text:p>1115,4540186916</text:p>
          </table:table-cell>
          <table:table-cell table:formula="of:=([.O31]+[.D31])/[.B31]" office:value-type="float" office:value="1057.05651090343" calcext:value-type="float">
            <text:p>1057,0565109034</text:p>
          </table:table-cell>
          <table:table-cell table:formula="of:=([.P31]+[.D31])/[.B31]" office:value-type="float" office:value="1021.84654205608" calcext:value-type="float">
            <text:p>1021,8465420561</text:p>
          </table:table-cell>
          <table:table-cell table:formula="of:=([.Q31]+[.D31])/[.B31]" office:value-type="float" office:value="934.173644859813" calcext:value-type="float">
            <text:p>934,1736448598</text:p>
          </table:table-cell>
          <table:table-cell table:formula="of:=([.R31]+[.D31])/[.B31]" office:value-type="float" office:value="922.298878504673" calcext:value-type="float">
            <text:p>922,2988785047</text:p>
          </table:table-cell>
          <table:table-cell table:formula="of:=([.S31]+[.D31])/[.B31]" office:value-type="float" office:value="916.484548286604" calcext:value-type="float">
            <text:p>916,48454828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102.189408099688" calcext:value-type="float">
            <text:p>102,1894080997</text:p>
          </table:table-cell>
          <table:table-cell table:formula="of:=([.F32]+[.D32])/[.B32]" office:value-type="float" office:value="580.434267912773" calcext:value-type="float">
            <text:p>580,4342679128</text:p>
          </table:table-cell>
          <table:table-cell table:formula="of:=([.G32]+[.D32])/[.B32]" office:value-type="float" office:value="59.5084112149533" calcext:value-type="float">
            <text:p>59,508411215</text:p>
          </table:table-cell>
          <table:table-cell table:formula="of:=([.H32]+[.D32])/[.B32]" office:value-type="float" office:value="54.7831775700935" calcext:value-type="float">
            <text:p>54,7831775701</text:p>
          </table:table-cell>
          <table:table-cell table:formula="of:=([.I32]+[.D32])/[.B32]" office:value-type="float" office:value="53.2816199376947" calcext:value-type="float">
            <text:p>53,2816199377</text:p>
          </table:table-cell>
          <table:table-cell table:formula="of:=([.J32]+[.D32])/[.B32]" office:value-type="float" office:value="52.5109034267913" calcext:value-type="float">
            <text:p>52,5109034268</text:p>
          </table:table-cell>
          <table:table-cell table:formula="of:=([.F32]+[.D32])/[.B32]" office:value-type="float" office:value="580.434267912773" calcext:value-type="float">
            <text:p>580,4342679128</text:p>
          </table:table-cell>
          <table:table-cell table:formula="of:=([.L32]+[.D32])/[.B32]" office:value-type="float" office:value="51.4741433021807" calcext:value-type="float">
            <text:p>51,4741433022</text:p>
          </table:table-cell>
          <table:table-cell table:formula="of:=([.M32]+[.D32])/[.B32]" office:value-type="float" office:value="51.1769470404984" calcext:value-type="float">
            <text:p>51,1769470405</text:p>
          </table:table-cell>
          <table:table-cell table:formula="of:=([.N32]+[.D32])/[.B32]" office:value-type="float" office:value="555.355763239875" calcext:value-type="float">
            <text:p>555,3557632399</text:p>
          </table:table-cell>
          <table:table-cell table:formula="of:=([.O32]+[.D32])/[.B32]" office:value-type="float" office:value="496.958255451713" calcext:value-type="float">
            <text:p>496,9582554517</text:p>
          </table:table-cell>
          <table:table-cell table:formula="of:=([.P32]+[.D32])/[.B32]" office:value-type="float" office:value="461.748286604361" calcext:value-type="float">
            <text:p>461,7482866044</text:p>
          </table:table-cell>
          <table:table-cell table:formula="of:=([.Q32]+[.D32])/[.B32]" office:value-type="float" office:value="317.959501557632" calcext:value-type="float">
            <text:p>317,9595015576</text:p>
          </table:table-cell>
          <table:table-cell table:formula="of:=([.R32]+[.D32])/[.B32]" office:value-type="float" office:value="193.643613707165" calcext:value-type="float">
            <text:p>193,6436137072</text:p>
          </table:table-cell>
          <table:table-cell table:formula="of:=([.S32]+[.D32])/[.B32]" office:value-type="float" office:value="75.38753894081" calcext:value-type="float">
            <text:p>75,387538940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77.98753894081" calcext:value-type="float">
            <text:p>77,9875389408</text:p>
          </table:table-cell>
          <table:table-cell table:formula="of:=([.F33]+[.D33])/[.B33]" office:value-type="float" office:value="531.940062305296" calcext:value-type="float">
            <text:p>531,9400623053</text:p>
          </table:table-cell>
          <table:table-cell table:formula="of:=([.G33]+[.D33])/[.B33]" office:value-type="float" office:value="59.4154517133956" calcext:value-type="float">
            <text:p>59,4154517134</text:p>
          </table:table-cell>
          <table:table-cell table:formula="of:=([.H33]+[.D33])/[.B33]" office:value-type="float" office:value="54.6902180685358" calcext:value-type="float">
            <text:p>54,6902180685</text:p>
          </table:table-cell>
          <table:table-cell table:formula="of:=([.I33]+[.D33])/[.B33]" office:value-type="float" office:value="53.1886604361371" calcext:value-type="float">
            <text:p>53,1886604361</text:p>
          </table:table-cell>
          <table:table-cell table:formula="of:=([.J33]+[.D33])/[.B33]" office:value-type="float" office:value="52.4179439252336" calcext:value-type="float">
            <text:p>52,4179439252</text:p>
          </table:table-cell>
          <table:table-cell table:formula="of:=([.F33]+[.D33])/[.B33]" office:value-type="float" office:value="531.940062305296" calcext:value-type="float">
            <text:p>531,9400623053</text:p>
          </table:table-cell>
          <table:table-cell table:formula="of:=([.L33]+[.D33])/[.B33]" office:value-type="float" office:value="51.3811838006231" calcext:value-type="float">
            <text:p>51,3811838006</text:p>
          </table:table-cell>
          <table:table-cell table:formula="of:=([.M33]+[.D33])/[.B33]" office:value-type="float" office:value="51.0839875389408" calcext:value-type="float">
            <text:p>51,0839875389</text:p>
          </table:table-cell>
          <table:table-cell table:formula="of:=([.N33]+[.D33])/[.B33]" office:value-type="float" office:value="506.444112149533" calcext:value-type="float">
            <text:p>506,4441121495</text:p>
          </table:table-cell>
          <table:table-cell table:formula="of:=([.O33]+[.D33])/[.B33]" office:value-type="float" office:value="448.046604361371" calcext:value-type="float">
            <text:p>448,0466043614</text:p>
          </table:table-cell>
          <table:table-cell table:formula="of:=([.P33]+[.D33])/[.B33]" office:value-type="float" office:value="379.704548286604" calcext:value-type="float">
            <text:p>379,7045482866</text:p>
          </table:table-cell>
          <table:table-cell table:formula="of:=([.Q33]+[.D33])/[.B33]" office:value-type="float" office:value="159.293333333333" calcext:value-type="float">
            <text:p>159,2933333333</text:p>
          </table:table-cell>
          <table:table-cell table:formula="of:=([.R33]+[.D33])/[.B33]" office:value-type="float" office:value="80.9039252336449" calcext:value-type="float">
            <text:p>80,9039252336</text:p>
          </table:table-cell>
          <table:table-cell table:formula="of:=([.S33]+[.D33])/[.B33]" office:value-type="float" office:value="74.9238629283489" calcext:value-type="float">
            <text:p>74,923862928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78.2479750778816" calcext:value-type="float">
            <text:p>78,2479750779</text:p>
          </table:table-cell>
          <table:table-cell table:formula="of:=([.F34]+[.D34])/[.B34]" office:value-type="float" office:value="571.056635514019" calcext:value-type="float">
            <text:p>571,056635514</text:p>
          </table:table-cell>
          <table:table-cell table:formula="of:=([.G34]+[.D34])/[.B34]" office:value-type="float" office:value="58.568785046729" calcext:value-type="float">
            <text:p>58,5687850467</text:p>
          </table:table-cell>
          <table:table-cell table:formula="of:=([.H34]+[.D34])/[.B34]" office:value-type="float" office:value="53.8435514018692" calcext:value-type="float">
            <text:p>53,8435514019</text:p>
          </table:table-cell>
          <table:table-cell table:formula="of:=([.I34]+[.D34])/[.B34]" office:value-type="float" office:value="52.3419937694704" calcext:value-type="float">
            <text:p>52,3419937695</text:p>
          </table:table-cell>
          <table:table-cell table:formula="of:=([.J34]+[.D34])/[.B34]" office:value-type="float" office:value="51.571277258567" calcext:value-type="float">
            <text:p>51,5712772586</text:p>
          </table:table-cell>
          <table:table-cell table:formula="of:=([.F34]+[.D34])/[.B34]" office:value-type="float" office:value="571.056635514019" calcext:value-type="float">
            <text:p>571,056635514</text:p>
          </table:table-cell>
          <table:table-cell table:formula="of:=([.L34]+[.D34])/[.B34]" office:value-type="float" office:value="50.5345171339564" calcext:value-type="float">
            <text:p>50,534517134</text:p>
          </table:table-cell>
          <table:table-cell table:formula="of:=([.M34]+[.D34])/[.B34]" office:value-type="float" office:value="50.2373208722741" calcext:value-type="float">
            <text:p>50,2373208723</text:p>
          </table:table-cell>
          <table:table-cell table:formula="of:=([.N34]+[.D34])/[.B34]" office:value-type="float" office:value="551.375638629284" calcext:value-type="float">
            <text:p>551,3756386293</text:p>
          </table:table-cell>
          <table:table-cell table:formula="of:=([.O34]+[.D34])/[.B34]" office:value-type="float" office:value="492.978130841122" calcext:value-type="float">
            <text:p>492,9781308411</text:p>
          </table:table-cell>
          <table:table-cell table:formula="of:=([.P34]+[.D34])/[.B34]" office:value-type="float" office:value="418.108971962617" calcext:value-type="float">
            <text:p>418,1089719626</text:p>
          </table:table-cell>
          <table:table-cell table:formula="of:=([.Q34]+[.D34])/[.B34]" office:value-type="float" office:value="171.548847352025" calcext:value-type="float">
            <text:p>171,548847352</text:p>
          </table:table-cell>
          <table:table-cell table:formula="of:=([.R34]+[.D34])/[.B34]" office:value-type="float" office:value="79.9569470404984" calcext:value-type="float">
            <text:p>79,9569470405</text:p>
          </table:table-cell>
          <table:table-cell table:formula="of:=([.S34]+[.D34])/[.B34]" office:value-type="float" office:value="73.9438629283489" calcext:value-type="float">
            <text:p>73,943862928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401.958767772512" calcext:value-type="float">
            <text:p>401,9587677725</text:p>
          </table:table-cell>
          <table:table-cell table:formula="of:=([.F36]+[.D36])/[.B36]" office:value-type="float" office:value="1496.01739336493" calcext:value-type="float">
            <text:p>1496,0173933649</text:p>
          </table:table-cell>
          <table:table-cell table:formula="of:=([.G36]+[.D36])/[.B36]" office:value-type="float" office:value="1308.17616113744" calcext:value-type="float">
            <text:p>1308,1761611374</text:p>
          </table:table-cell>
          <table:table-cell table:formula="of:=([.H36]+[.D36])/[.B36]" office:value-type="float" office:value="1214.78990521327" calcext:value-type="float">
            <text:p>1214,7899052133</text:p>
          </table:table-cell>
          <table:table-cell table:formula="of:=([.I36]+[.D36])/[.B36]" office:value-type="float" office:value="1136.21739336493" calcext:value-type="float">
            <text:p>1136,2173933649</text:p>
          </table:table-cell>
          <table:table-cell table:formula="of:=([.J36]+[.D36])/[.B36]" office:value-type="float" office:value="1003.28658767773" calcext:value-type="float">
            <text:p>1003,2865876777</text:p>
          </table:table-cell>
          <table:table-cell table:formula="of:=([.F36]+[.D36])/[.B36]" office:value-type="float" office:value="1496.01739336493" calcext:value-type="float">
            <text:p>1496,0173933649</text:p>
          </table:table-cell>
          <table:table-cell table:formula="of:=([.L36]+[.D36])/[.B36]" office:value-type="float" office:value="742.794170616114" calcext:value-type="float">
            <text:p>742,7941706161</text:p>
          </table:table-cell>
          <table:table-cell table:formula="of:=([.M36]+[.D36])/[.B36]" office:value-type="float" office:value="499.731137440758" calcext:value-type="float">
            <text:p>499,7311374408</text:p>
          </table:table-cell>
          <table:table-cell table:formula="of:=([.N36]+[.D36])/[.B36]" office:value-type="float" office:value="1458.70317535545" calcext:value-type="float">
            <text:p>1458,7031753555</text:p>
          </table:table-cell>
          <table:table-cell table:formula="of:=([.O36]+[.D36])/[.B36]" office:value-type="float" office:value="1440.60601895735" calcext:value-type="float">
            <text:p>1440,6060189574</text:p>
          </table:table-cell>
          <table:table-cell table:formula="of:=([.P36]+[.D36])/[.B36]" office:value-type="float" office:value="1387.89559241706" calcext:value-type="float">
            <text:p>1387,8955924171</text:p>
          </table:table-cell>
          <table:table-cell table:formula="of:=([.Q36]+[.D36])/[.B36]" office:value-type="float" office:value="1411.42829383886" calcext:value-type="float">
            <text:p>1411,4282938389</text:p>
          </table:table-cell>
          <table:table-cell table:formula="of:=([.R36]+[.D36])/[.B36]" office:value-type="float" office:value="1361.64109004739" calcext:value-type="float">
            <text:p>1361,6410900474</text:p>
          </table:table-cell>
          <table:table-cell table:formula="of:=([.S36]+[.D36])/[.B36]" office:value-type="float" office:value="1339.19796208531" calcext:value-type="float">
            <text:p>1339,197962085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82.1957345971564" calcext:value-type="float">
            <text:p>82,1957345972</text:p>
          </table:table-cell>
          <table:table-cell table:formula="of:=([.F37]+[.D37])/[.B37]" office:value-type="float" office:value="488.677393364929" calcext:value-type="float">
            <text:p>488,6773933649</text:p>
          </table:table-cell>
          <table:table-cell table:formula="of:=([.G37]+[.D37])/[.B37]" office:value-type="float" office:value="197.28355450237" calcext:value-type="float">
            <text:p>197,2835545024</text:p>
          </table:table-cell>
          <table:table-cell table:formula="of:=([.H37]+[.D37])/[.B37]" office:value-type="float" office:value="106.137582938389" calcext:value-type="float">
            <text:p>106,1375829384</text:p>
          </table:table-cell>
          <table:table-cell table:formula="of:=([.I37]+[.D37])/[.B37]" office:value-type="float" office:value="74.9622274881517" calcext:value-type="float">
            <text:p>74,9622274882</text:p>
          </table:table-cell>
          <table:table-cell table:formula="of:=([.J37]+[.D37])/[.B37]" office:value-type="float" office:value="49.984028436019" calcext:value-type="float">
            <text:p>49,984028436</text:p>
          </table:table-cell>
          <table:table-cell table:formula="of:=([.F37]+[.D37])/[.B37]" office:value-type="float" office:value="488.677393364929" calcext:value-type="float">
            <text:p>488,6773933649</text:p>
          </table:table-cell>
          <table:table-cell table:formula="of:=([.L37]+[.D37])/[.B37]" office:value-type="float" office:value="24.3247867298578" calcext:value-type="float">
            <text:p>24,3247867299</text:p>
          </table:table-cell>
          <table:table-cell table:formula="of:=([.M37]+[.D37])/[.B37]" office:value-type="float" office:value="35.8754976303318" calcext:value-type="float">
            <text:p>35,8754976303</text:p>
          </table:table-cell>
          <table:table-cell table:formula="of:=([.N37]+[.D37])/[.B37]" office:value-type="float" office:value="441.270758293839" calcext:value-type="float">
            <text:p>441,2707582938</text:p>
          </table:table-cell>
          <table:table-cell table:formula="of:=([.O37]+[.D37])/[.B37]" office:value-type="float" office:value="423.173601895735" calcext:value-type="float">
            <text:p>423,1736018957</text:p>
          </table:table-cell>
          <table:table-cell table:formula="of:=([.P37]+[.D37])/[.B37]" office:value-type="float" office:value="356.608199052133" calcext:value-type="float">
            <text:p>356,6081990521</text:p>
          </table:table-cell>
          <table:table-cell table:formula="of:=([.Q37]+[.D37])/[.B37]" office:value-type="float" office:value="364.6636492891" calcext:value-type="float">
            <text:p>364,6636492891</text:p>
          </table:table-cell>
          <table:table-cell table:formula="of:=([.R37]+[.D37])/[.B37]" office:value-type="float" office:value="320.659383886256" calcext:value-type="float">
            <text:p>320,6593838863</text:p>
          </table:table-cell>
          <table:table-cell table:formula="of:=([.S37]+[.D37])/[.B37]" office:value-type="float" office:value="258.09682464455" calcext:value-type="float">
            <text:p>258,096824644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74.4734597156398" calcext:value-type="float">
            <text:p>74,4734597156</text:p>
          </table:table-cell>
          <table:table-cell table:formula="of:=([.F38]+[.D38])/[.B38]" office:value-type="float" office:value="448.816113744076" calcext:value-type="float">
            <text:p>448,8161137441</text:p>
          </table:table-cell>
          <table:table-cell table:formula="of:=([.G38]+[.D38])/[.B38]" office:value-type="float" office:value="134.591943127962" calcext:value-type="float">
            <text:p>134,591943128</text:p>
          </table:table-cell>
          <table:table-cell table:formula="of:=([.H38]+[.D38])/[.B38]" office:value-type="float" office:value="72.1502369668247" calcext:value-type="float">
            <text:p>72,1502369668</text:p>
          </table:table-cell>
          <table:table-cell table:formula="of:=([.I38]+[.D38])/[.B38]" office:value-type="float" office:value="52.4090047393365" calcext:value-type="float">
            <text:p>52,4090047393</text:p>
          </table:table-cell>
          <table:table-cell table:formula="of:=([.J38]+[.D38])/[.B38]" office:value-type="float" office:value="40.9620853080569" calcext:value-type="float">
            <text:p>40,9620853081</text:p>
          </table:table-cell>
          <table:table-cell table:formula="of:=([.F38]+[.D38])/[.B38]" office:value-type="float" office:value="448.816113744076" calcext:value-type="float">
            <text:p>448,8161137441</text:p>
          </table:table-cell>
          <table:table-cell table:formula="of:=([.L38]+[.D38])/[.B38]" office:value-type="float" office:value="25.2876777251185" calcext:value-type="float">
            <text:p>25,2876777251</text:p>
          </table:table-cell>
          <table:table-cell table:formula="of:=([.M38]+[.D38])/[.B38]" office:value-type="float" office:value="27.2123222748815" calcext:value-type="float">
            <text:p>27,2123222749</text:p>
          </table:table-cell>
          <table:table-cell table:formula="of:=([.N38]+[.D38])/[.B38]" office:value-type="float" office:value="402.543127962085" calcext:value-type="float">
            <text:p>402,5431279621</text:p>
          </table:table-cell>
          <table:table-cell table:formula="of:=([.O38]+[.D38])/[.B38]" office:value-type="float" office:value="382.920853080569" calcext:value-type="float">
            <text:p>382,9208530806</text:p>
          </table:table-cell>
          <table:table-cell table:formula="of:=([.P38]+[.D38])/[.B38]" office:value-type="float" office:value="318.488151658768" calcext:value-type="float">
            <text:p>318,4881516588</text:p>
          </table:table-cell>
          <table:table-cell table:formula="of:=([.Q38]+[.D38])/[.B38]" office:value-type="float" office:value="323.992417061611" calcext:value-type="float">
            <text:p>323,9924170616</text:p>
          </table:table-cell>
          <table:table-cell table:formula="of:=([.R38]+[.D38])/[.B38]" office:value-type="float" office:value="262.091943127962" calcext:value-type="float">
            <text:p>262,091943128</text:p>
          </table:table-cell>
          <table:table-cell table:formula="of:=([.S38]+[.D38])/[.B38]" office:value-type="float" office:value="210.610426540284" calcext:value-type="float">
            <text:p>210,610426540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49.9345971563981" calcext:value-type="float">
            <text:p>49,9345971564</text:p>
          </table:table-cell>
          <table:table-cell table:formula="of:=([.F39]+[.D39])/[.B39]" office:value-type="float" office:value="381.261753554502" calcext:value-type="float">
            <text:p>381,2617535545</text:p>
          </table:table-cell>
          <table:table-cell table:formula="of:=([.G39]+[.D39])/[.B39]" office:value-type="float" office:value="82.1499052132701" calcext:value-type="float">
            <text:p>82,1499052133</text:p>
          </table:table-cell>
          <table:table-cell table:formula="of:=([.H39]+[.D39])/[.B39]" office:value-type="float" office:value="55.6522748815166" calcext:value-type="float">
            <text:p>55,6522748815</text:p>
          </table:table-cell>
          <table:table-cell table:formula="of:=([.I39]+[.D39])/[.B39]" office:value-type="float" office:value="32.3190995260664" calcext:value-type="float">
            <text:p>32,3190995261</text:p>
          </table:table-cell>
          <table:table-cell table:formula="of:=([.J39]+[.D39])/[.B39]" office:value-type="float" office:value="27.1930331753555" calcext:value-type="float">
            <text:p>27,1930331754</text:p>
          </table:table-cell>
          <table:table-cell table:formula="of:=([.F39]+[.D39])/[.B39]" office:value-type="float" office:value="381.261753554502" calcext:value-type="float">
            <text:p>381,2617535545</text:p>
          </table:table-cell>
          <table:table-cell table:formula="of:=([.L39]+[.D39])/[.B39]" office:value-type="float" office:value="15.6503791469194" calcext:value-type="float">
            <text:p>15,6503791469</text:p>
          </table:table-cell>
          <table:table-cell table:formula="of:=([.M39]+[.D39])/[.B39]" office:value-type="float" office:value="15.3608056872038" calcext:value-type="float">
            <text:p>15,3608056872</text:p>
          </table:table-cell>
          <table:table-cell table:formula="of:=([.N39]+[.D39])/[.B39]" office:value-type="float" office:value="334.002511848341" calcext:value-type="float">
            <text:p>334,0025118483</text:p>
          </table:table-cell>
          <table:table-cell table:formula="of:=([.O39]+[.D39])/[.B39]" office:value-type="float" office:value="306.094928909953" calcext:value-type="float">
            <text:p>306,09492891</text:p>
          </table:table-cell>
          <table:table-cell table:formula="of:=([.P39]+[.D39])/[.B39]" office:value-type="float" office:value="231.817203791469" calcext:value-type="float">
            <text:p>231,8172037915</text:p>
          </table:table-cell>
          <table:table-cell table:formula="of:=([.Q39]+[.D39])/[.B39]" office:value-type="float" office:value="241.81009478673" calcext:value-type="float">
            <text:p>241,8100947867</text:p>
          </table:table-cell>
          <table:table-cell table:formula="of:=([.R39]+[.D39])/[.B39]" office:value-type="float" office:value="148.571232227488" calcext:value-type="float">
            <text:p>148,5712322275</text:p>
          </table:table-cell>
          <table:table-cell table:formula="of:=([.S39]+[.D39])/[.B39]" office:value-type="float" office:value="137.29018957346" calcext:value-type="float">
            <text:p>137,29018957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45.9407582938389" calcext:value-type="float">
            <text:p>45,9407582938</text:p>
          </table:table-cell>
          <table:table-cell table:formula="of:=([.F40]+[.D40])/[.B40]" office:value-type="float" office:value="379.650142180095" calcext:value-type="float">
            <text:p>379,6501421801</text:p>
          </table:table-cell>
          <table:table-cell table:formula="of:=([.G40]+[.D40])/[.B40]" office:value-type="float" office:value="60.6055924170616" calcext:value-type="float">
            <text:p>60,6055924171</text:p>
          </table:table-cell>
          <table:table-cell table:formula="of:=([.H40]+[.D40])/[.B40]" office:value-type="float" office:value="36.7141232227488" calcext:value-type="float">
            <text:p>36,7141232227</text:p>
          </table:table-cell>
          <table:table-cell table:formula="of:=([.I40]+[.D40])/[.B40]" office:value-type="float" office:value="21.583317535545" calcext:value-type="float">
            <text:p>21,5833175355</text:p>
          </table:table-cell>
          <table:table-cell table:formula="of:=([.J40]+[.D40])/[.B40]" office:value-type="float" office:value="18.9345023696682" calcext:value-type="float">
            <text:p>18,9345023697</text:p>
          </table:table-cell>
          <table:table-cell table:formula="of:=([.F40]+[.D40])/[.B40]" office:value-type="float" office:value="379.650142180095" calcext:value-type="float">
            <text:p>379,6501421801</text:p>
          </table:table-cell>
          <table:table-cell table:formula="of:=([.L40]+[.D40])/[.B40]" office:value-type="float" office:value="14.6477725118483" calcext:value-type="float">
            <text:p>14,6477725118</text:p>
          </table:table-cell>
          <table:table-cell table:formula="of:=([.M40]+[.D40])/[.B40]" office:value-type="float" office:value="14.2169668246446" calcext:value-type="float">
            <text:p>14,2169668246</text:p>
          </table:table-cell>
          <table:table-cell table:formula="of:=([.N40]+[.D40])/[.B40]" office:value-type="float" office:value="333.628341232228" calcext:value-type="float">
            <text:p>333,6283412322</text:p>
          </table:table-cell>
          <table:table-cell table:formula="of:=([.O40]+[.D40])/[.B40]" office:value-type="float" office:value="304.617440758294" calcext:value-type="float">
            <text:p>304,6174407583</text:p>
          </table:table-cell>
          <table:table-cell table:formula="of:=([.P40]+[.D40])/[.B40]" office:value-type="float" office:value="227.508436018957" calcext:value-type="float">
            <text:p>227,508436019</text:p>
          </table:table-cell>
          <table:table-cell table:formula="of:=([.Q40]+[.D40])/[.B40]" office:value-type="float" office:value="195.195165876777" calcext:value-type="float">
            <text:p>195,1951658768</text:p>
          </table:table-cell>
          <table:table-cell table:formula="of:=([.R40]+[.D40])/[.B40]" office:value-type="float" office:value="196.064834123223" calcext:value-type="float">
            <text:p>196,0648341232</text:p>
          </table:table-cell>
          <table:table-cell table:formula="of:=([.S40]+[.D40])/[.B40]" office:value-type="float" office:value="100.762938388626" calcext:value-type="float">
            <text:p>100,762938388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43.7230331753555" calcext:value-type="float">
            <text:p>43,7230331754</text:p>
          </table:table-cell>
          <table:table-cell table:formula="of:=([.F41]+[.D41])/[.B41]" office:value-type="float" office:value="376.194834123223" calcext:value-type="float">
            <text:p>376,1948341232</text:p>
          </table:table-cell>
          <table:table-cell table:formula="of:=([.G41]+[.D41])/[.B41]" office:value-type="float" office:value="54.0161611374408" calcext:value-type="float">
            <text:p>54,0161611374</text:p>
          </table:table-cell>
          <table:table-cell table:formula="of:=([.H41]+[.D41])/[.B41]" office:value-type="float" office:value="32.4550236966825" calcext:value-type="float">
            <text:p>32,4550236967</text:p>
          </table:table-cell>
          <table:table-cell table:formula="of:=([.I41]+[.D41])/[.B41]" office:value-type="float" office:value="21.2531279620853" calcext:value-type="float">
            <text:p>21,2531279621</text:p>
          </table:table-cell>
          <table:table-cell table:formula="of:=([.J41]+[.D41])/[.B41]" office:value-type="float" office:value="21.4697156398104" calcext:value-type="float">
            <text:p>21,4697156398</text:p>
          </table:table-cell>
          <table:table-cell table:formula="of:=([.F41]+[.D41])/[.B41]" office:value-type="float" office:value="376.194834123223" calcext:value-type="float">
            <text:p>376,1948341232</text:p>
          </table:table-cell>
          <table:table-cell table:formula="of:=([.L41]+[.D41])/[.B41]" office:value-type="float" office:value="14.1611848341232" calcext:value-type="float">
            <text:p>14,1611848341</text:p>
          </table:table-cell>
          <table:table-cell table:formula="of:=([.M41]+[.D41])/[.B41]" office:value-type="float" office:value="13.7303791469194" calcext:value-type="float">
            <text:p>13,7303791469</text:p>
          </table:table-cell>
          <table:table-cell table:formula="of:=([.N41]+[.D41])/[.B41]" office:value-type="float" office:value="329.080142180095" calcext:value-type="float">
            <text:p>329,0801421801</text:p>
          </table:table-cell>
          <table:table-cell table:formula="of:=([.O41]+[.D41])/[.B41]" office:value-type="float" office:value="300.346018957346" calcext:value-type="float">
            <text:p>300,3460189573</text:p>
          </table:table-cell>
          <table:table-cell table:formula="of:=([.P41]+[.D41])/[.B41]" office:value-type="float" office:value="225.655497630332" calcext:value-type="float">
            <text:p>225,6554976303</text:p>
          </table:table-cell>
          <table:table-cell table:formula="of:=([.Q41]+[.D41])/[.B41]" office:value-type="float" office:value="196.901943127962" calcext:value-type="float">
            <text:p>196,901943128</text:p>
          </table:table-cell>
          <table:table-cell table:formula="of:=([.R41]+[.D41])/[.B41]" office:value-type="float" office:value="140.527535545024" calcext:value-type="float">
            <text:p>140,527535545</text:p>
          </table:table-cell>
          <table:table-cell table:formula="of:=([.S41]+[.D41])/[.B41]" office:value-type="float" office:value="99.8294312796208" calcext:value-type="float">
            <text:p>99,829431279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220.808530805687" calcext:value-type="float">
            <text:p>220,8085308057</text:p>
          </table:table-cell>
          <table:table-cell table:formula="of:=([.F42]+[.D42])/[.B42]" office:value-type="float" office:value="849.108909952607" calcext:value-type="float">
            <text:p>849,1089099526</text:p>
          </table:table-cell>
          <table:table-cell table:formula="of:=([.G42]+[.D42])/[.B42]" office:value-type="float" office:value="603.627393364929" calcext:value-type="float">
            <text:p>603,6273933649</text:p>
          </table:table-cell>
          <table:table-cell table:formula="of:=([.H42]+[.D42])/[.B42]" office:value-type="float" office:value="495.945402843602" calcext:value-type="float">
            <text:p>495,9454028436</text:p>
          </table:table-cell>
          <table:table-cell table:formula="of:=([.I42]+[.D42])/[.B42]" office:value-type="float" office:value="373.234502369668" calcext:value-type="float">
            <text:p>373,2345023697</text:p>
          </table:table-cell>
          <table:table-cell table:formula="of:=([.J42]+[.D42])/[.B42]" office:value-type="float" office:value="214.647298578199" calcext:value-type="float">
            <text:p>214,6472985782</text:p>
          </table:table-cell>
          <table:table-cell table:formula="of:=([.F42]+[.D42])/[.B42]" office:value-type="float" office:value="849.108909952607" calcext:value-type="float">
            <text:p>849,1089099526</text:p>
          </table:table-cell>
          <table:table-cell table:formula="of:=([.L42]+[.D42])/[.B42]" office:value-type="float" office:value="157.901327014218" calcext:value-type="float">
            <text:p>157,9013270142</text:p>
          </table:table-cell>
          <table:table-cell table:formula="of:=([.M42]+[.D42])/[.B42]" office:value-type="float" office:value="97.9084360189573" calcext:value-type="float">
            <text:p>97,908436019</text:p>
          </table:table-cell>
          <table:table-cell table:formula="of:=([.N42]+[.D42])/[.B42]" office:value-type="float" office:value="800.590426540284" calcext:value-type="float">
            <text:p>800,5904265403</text:p>
          </table:table-cell>
          <table:table-cell table:formula="of:=([.O42]+[.D42])/[.B42]" office:value-type="float" office:value="782.49327014218" calcext:value-type="float">
            <text:p>782,4932701422</text:p>
          </table:table-cell>
          <table:table-cell table:formula="of:=([.P42]+[.D42])/[.B42]" office:value-type="float" office:value="729.782843601896" calcext:value-type="float">
            <text:p>729,7828436019</text:p>
          </table:table-cell>
          <table:table-cell table:formula="of:=([.Q42]+[.D42])/[.B42]" office:value-type="float" office:value="753.315545023697" calcext:value-type="float">
            <text:p>753,3155450237</text:p>
          </table:table-cell>
          <table:table-cell table:formula="of:=([.R42]+[.D42])/[.B42]" office:value-type="float" office:value="703.838767772512" calcext:value-type="float">
            <text:p>703,8387677725</text:p>
          </table:table-cell>
          <table:table-cell table:formula="of:=([.S42]+[.D42])/[.B42]" office:value-type="float" office:value="682.941611374408" calcext:value-type="float">
            <text:p>682,94161137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71.8184834123223" calcext:value-type="float">
            <text:p>71,8184834123</text:p>
          </table:table-cell>
          <table:table-cell table:formula="of:=([.F43]+[.D43])/[.B43]" office:value-type="float" office:value="434.239336492891" calcext:value-type="float">
            <text:p>434,2393364929</text:p>
          </table:table-cell>
          <table:table-cell table:formula="of:=([.G43]+[.D43])/[.B43]" office:value-type="float" office:value="96.0379146919431" calcext:value-type="float">
            <text:p>96,0379146919</text:p>
          </table:table-cell>
          <table:table-cell table:formula="of:=([.H43]+[.D43])/[.B43]" office:value-type="float" office:value="66.2824644549763" calcext:value-type="float">
            <text:p>66,282464455</text:p>
          </table:table-cell>
          <table:table-cell table:formula="of:=([.I43]+[.D43])/[.B43]" office:value-type="float" office:value="26.2696682464455" calcext:value-type="float">
            <text:p>26,2696682464</text:p>
          </table:table-cell>
          <table:table-cell table:formula="of:=([.J43]+[.D43])/[.B43]" office:value-type="float" office:value="18.4796208530806" calcext:value-type="float">
            <text:p>18,4796208531</text:p>
          </table:table-cell>
          <table:table-cell table:formula="of:=([.F43]+[.D43])/[.B43]" office:value-type="float" office:value="434.239336492891" calcext:value-type="float">
            <text:p>434,2393364929</text:p>
          </table:table-cell>
          <table:table-cell table:formula="of:=([.L43]+[.D43])/[.B43]" office:value-type="float" office:value="15.5445497630332" calcext:value-type="float">
            <text:p>15,544549763</text:p>
          </table:table-cell>
          <table:table-cell table:formula="of:=([.M43]+[.D43])/[.B43]" office:value-type="float" office:value="15.1137440758294" calcext:value-type="float">
            <text:p>15,1137440758</text:p>
          </table:table-cell>
          <table:table-cell table:formula="of:=([.N43]+[.D43])/[.B43]" office:value-type="float" office:value="402.235071090047" calcext:value-type="float">
            <text:p>402,23507109</text:p>
          </table:table-cell>
          <table:table-cell table:formula="of:=([.O43]+[.D43])/[.B43]" office:value-type="float" office:value="384.137914691943" calcext:value-type="float">
            <text:p>384,1379146919</text:p>
          </table:table-cell>
          <table:table-cell table:formula="of:=([.P43]+[.D43])/[.B43]" office:value-type="float" office:value="311.712322274881" calcext:value-type="float">
            <text:p>311,7123222749</text:p>
          </table:table-cell>
          <table:table-cell table:formula="of:=([.Q43]+[.D43])/[.B43]" office:value-type="float" office:value="320.380568720379" calcext:value-type="float">
            <text:p>320,3805687204</text:p>
          </table:table-cell>
          <table:table-cell table:formula="of:=([.R43]+[.D43])/[.B43]" office:value-type="float" office:value="243.783412322275" calcext:value-type="float">
            <text:p>243,7834123223</text:p>
          </table:table-cell>
          <table:table-cell table:formula="of:=([.S43]+[.D43])/[.B43]" office:value-type="float" office:value="208.955450236967" calcext:value-type="float">
            <text:p>208,955450237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55.7620853080569" calcext:value-type="float">
            <text:p>55,7620853081</text:p>
          </table:table-cell>
          <table:table-cell table:formula="of:=([.F44]+[.D44])/[.B44]" office:value-type="float" office:value="382.806350710901" calcext:value-type="float">
            <text:p>382,8063507109</text:p>
          </table:table-cell>
          <table:table-cell table:formula="of:=([.G44]+[.D44])/[.B44]" office:value-type="float" office:value="87.1030331753555" calcext:value-type="float">
            <text:p>87,1030331754</text:p>
          </table:table-cell>
          <table:table-cell table:formula="of:=([.H44]+[.D44])/[.B44]" office:value-type="float" office:value="34.103981042654" calcext:value-type="float">
            <text:p>34,1039810427</text:p>
          </table:table-cell>
          <table:table-cell table:formula="of:=([.I44]+[.D44])/[.B44]" office:value-type="float" office:value="18.7020853080569" calcext:value-type="float">
            <text:p>18,7020853081</text:p>
          </table:table-cell>
          <table:table-cell table:formula="of:=([.J44]+[.D44])/[.B44]" office:value-type="float" office:value="17.5684360189573" calcext:value-type="float">
            <text:p>17,568436019</text:p>
          </table:table-cell>
          <table:table-cell table:formula="of:=([.F44]+[.D44])/[.B44]" office:value-type="float" office:value="382.806350710901" calcext:value-type="float">
            <text:p>382,8063507109</text:p>
          </table:table-cell>
          <table:table-cell table:formula="of:=([.L44]+[.D44])/[.B44]" office:value-type="float" office:value="14.63336492891" calcext:value-type="float">
            <text:p>14,6333649289</text:p>
          </table:table-cell>
          <table:table-cell table:formula="of:=([.M44]+[.D44])/[.B44]" office:value-type="float" office:value="14.2025592417062" calcext:value-type="float">
            <text:p>14,2025592417</text:p>
          </table:table-cell>
          <table:table-cell table:formula="of:=([.N44]+[.D44])/[.B44]" office:value-type="float" office:value="335.030521327014" calcext:value-type="float">
            <text:p>335,030521327</text:p>
          </table:table-cell>
          <table:table-cell table:formula="of:=([.O44]+[.D44])/[.B44]" office:value-type="float" office:value="311.518199052133" calcext:value-type="float">
            <text:p>311,5181990521</text:p>
          </table:table-cell>
          <table:table-cell table:formula="of:=([.P44]+[.D44])/[.B44]" office:value-type="float" office:value="244.949952606635" calcext:value-type="float">
            <text:p>244,9499526066</text:p>
          </table:table-cell>
          <table:table-cell table:formula="of:=([.Q44]+[.D44])/[.B44]" office:value-type="float" office:value="235.078862559242" calcext:value-type="float">
            <text:p>235,0788625592</text:p>
          </table:table-cell>
          <table:table-cell table:formula="of:=([.R44]+[.D44])/[.B44]" office:value-type="float" office:value="192.016777251185" calcext:value-type="float">
            <text:p>192,0167772512</text:p>
          </table:table-cell>
          <table:table-cell table:formula="of:=([.S44]+[.D44])/[.B44]" office:value-type="float" office:value="122.995924170616" calcext:value-type="float">
            <text:p>122,99592417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55.6199052132701" calcext:value-type="float">
            <text:p>55,6199052133</text:p>
          </table:table-cell>
          <table:table-cell table:formula="of:=([.F45]+[.D45])/[.B45]" office:value-type="float" office:value="416.574218009479" calcext:value-type="float">
            <text:p>416,5742180095</text:p>
          </table:table-cell>
          <table:table-cell table:formula="of:=([.G45]+[.D45])/[.B45]" office:value-type="float" office:value="91.0073933649289" calcext:value-type="float">
            <text:p>91,0073933649</text:p>
          </table:table-cell>
          <table:table-cell table:formula="of:=([.H45]+[.D45])/[.B45]" office:value-type="float" office:value="35.3495734597156" calcext:value-type="float">
            <text:p>35,3495734597</text:p>
          </table:table-cell>
          <table:table-cell table:formula="of:=([.I45]+[.D45])/[.B45]" office:value-type="float" office:value="19.056682464455" calcext:value-type="float">
            <text:p>19,0566824645</text:p>
          </table:table-cell>
          <table:table-cell table:formula="of:=([.J45]+[.D45])/[.B45]" office:value-type="float" office:value="17.9230331753555" calcext:value-type="float">
            <text:p>17,9230331754</text:p>
          </table:table-cell>
          <table:table-cell table:formula="of:=([.F45]+[.D45])/[.B45]" office:value-type="float" office:value="416.574218009479" calcext:value-type="float">
            <text:p>416,5742180095</text:p>
          </table:table-cell>
          <table:table-cell table:formula="of:=([.L45]+[.D45])/[.B45]" office:value-type="float" office:value="14.9879620853081" calcext:value-type="float">
            <text:p>14,9879620853</text:p>
          </table:table-cell>
          <table:table-cell table:formula="of:=([.M45]+[.D45])/[.B45]" office:value-type="float" office:value="14.5571563981043" calcext:value-type="float">
            <text:p>14,5571563981</text:p>
          </table:table-cell>
          <table:table-cell table:formula="of:=([.N45]+[.D45])/[.B45]" office:value-type="float" office:value="364.598388625592" calcext:value-type="float">
            <text:p>364,5983886256</text:p>
          </table:table-cell>
          <table:table-cell table:formula="of:=([.O45]+[.D45])/[.B45]" office:value-type="float" office:value="340.061895734597" calcext:value-type="float">
            <text:p>340,0618957346</text:p>
          </table:table-cell>
          <table:table-cell table:formula="of:=([.P45]+[.D45])/[.B45]" office:value-type="float" office:value="270.872322274882" calcext:value-type="float">
            <text:p>270,8723222749</text:p>
          </table:table-cell>
          <table:table-cell table:formula="of:=([.Q45]+[.D45])/[.B45]" office:value-type="float" office:value="254.17990521327" calcext:value-type="float">
            <text:p>254,1799052133</text:p>
          </table:table-cell>
          <table:table-cell table:formula="of:=([.R45]+[.D45])/[.B45]" office:value-type="float" office:value="211.666161137441" calcext:value-type="float">
            <text:p>211,6661611374</text:p>
          </table:table-cell>
          <table:table-cell table:formula="of:=([.S45]+[.D45])/[.B45]" office:value-type="float" office:value="132.517345971564" calcext:value-type="float">
            <text:p>132,5173459716</text:p>
          </table:table-cell>
          <table:table-cell table:number-columns-repeated="1005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ulating entire tim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23:00.372142741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7T12:09:20.935618650</dc:date>
    <meta:editing-duration>P3DT1H3M29S</meta:editing-duration>
    <meta:editing-cycles>117</meta:editing-cycles>
    <meta:generator>LibreOffice/5.1.6.2$Linux_X86_64 LibreOffice_project/10m0$Build-2</meta:generator>
    <meta:document-statistic meta:table-count="3" meta:cell-count="2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B128:mac_times_externally_calced.S128 mac_times_externally_calced.A129:mac_times_externally_calced.A135 mac_times_externally_calced.B49:mac_times_externally_calced.S50 mac_times_externally_calced.B55:mac_times_externally_calced.S55" chart:data-source-has-labels="both" svg:x="0.353cm" svg:y="1.321cm" svg:width="13.198cm" svg:height="8.639cm">
          <chartooo:coordinate-region svg:x="2.368cm" svg:y="1.321cm" svg:width="11.183cm" svg:height="3.625cm"/>
          <chart:axis chart:dimension="x" chart:name="primary-x" chart:style-name="ch5" chartooo:axis-type="auto">
            <chartooo:date-scale/>
            <chart:categories table:cell-range-address="mac_times_externally_calced.C128:mac_times_externally_calced.S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S49" chart:label-cell-address="mac_times_externally_calced.A129:mac_times_externally_calced.A129" chart:class="chart:line">
            <chart:data-point chart:repeated="18"/>
          </chart:series>
          <chart:series chart:style-name="ch8" chart:values-cell-range-address="mac_times_externally_calced.B50:mac_times_externally_calced.S50" chart:label-cell-address="mac_times_externally_calced.A130:mac_times_externally_calced.A130" chart:class="chart:line">
            <chart:data-point chart:repeated="18"/>
          </chart:series>
          <chart:series chart:style-name="ch9" chart:values-cell-range-address="mac_times_externally_calced.B55:mac_times_externally_calced.S55" chart:label-cell-address="mac_times_externally_calced.A135:mac_times_externally_calced.A135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S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S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S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S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